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46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38.56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30.46mm"/>
    </style:style>
    <style:style style:name="co6" style:family="table-column">
      <style:table-column-properties fo:break-before="auto" style:column-width="27.4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49mm"/>
    </style:style>
    <style:style style:name="co9" style:family="table-column">
      <style:table-column-properties fo:break-before="auto" style:column-width="23.55mm"/>
    </style:style>
    <style:style style:name="co10" style:family="table-column">
      <style:table-column-properties fo:break-before="auto" style:column-width="26.58mm"/>
    </style:style>
    <style:style style:name="co11" style:family="table-column">
      <style:table-column-properties fo:break-before="auto" style:column-width="28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74pt solid #000000" fo:background-color="#66ccff" fo:border-left="0.74pt solid #000000" fo:border-right="0.99pt solid #000000" fo:border-top="0.74pt solid #000000"/>
      <style:text-properties fo:color="#000000"/>
    </style:style>
    <style:style style:name="ce2" style:family="table-cell" style:parent-style-name="Default">
      <style:table-cell-properties fo:border-bottom="0.74pt solid #000000" fo:background-color="#990099" fo:border-left="0.74pt solid #000000" fo:border-right="0.99pt solid #000000" fo:border-top="0.74pt solid #000000"/>
      <style:text-properties fo:color="#ffffff"/>
    </style:style>
    <style:style style:name="ce3" style:family="table-cell" style:parent-style-name="Default">
      <style:table-cell-properties fo:border-bottom="0.99pt solid #000000" fo:background-color="#0000ff" fo:border-left="0.74pt solid #000000" fo:border-right="0.99pt solid #000000" fo:border-top="0.74pt solid #000000"/>
      <style:text-properties fo:color="#ffffff"/>
    </style:style>
    <style:style style:name="ce4" style:family="table-cell" style:parent-style-name="Default" style:data-style-name="N4">
      <style:table-cell-properties fo:border-bottom="0.74pt solid #000000" fo:background-color="#66ccff" fo:border-left="0.99pt solid #000000" fo:border-right="0.99pt solid #000000" fo:border-top="0.74pt solid #000000"/>
    </style:style>
    <style:style style:name="ce5" style:family="table-cell" style:parent-style-name="Default" style:data-style-name="N4">
      <style:table-cell-properties fo:border-bottom="0.74pt solid #000000" fo:background-color="#990099" fo:border-left="0.99pt solid #000000" fo:border-right="0.99pt solid #000000" fo:border-top="0.74pt solid #000000"/>
      <style:text-properties fo:color="#ffffff" fo:font-weight="bold" style:font-weight-asian="bold" style:font-weight-complex="bold"/>
      <style:map style:condition="cell-content()&gt;0" style:apply-style-name="Positivou" style:base-cell-address="Planilha1.B5"/>
      <style:map style:condition="cell-content()&lt;0" style:apply-style-name="Negativou" style:base-cell-address="Planilha1.B5"/>
      <style:map style:condition="cell-content()=0" style:apply-style-name="Default" style:base-cell-address="Planilha1.B5"/>
      <style:map style:condition="cell-content()=1024" style:apply-style-name="Picos" style:base-cell-address="Planilha1.B5"/>
      <style:map style:condition="cell-content()=-1024" style:apply-style-name="Picos" style:base-cell-address="Planilha1.B5"/>
    </style:style>
    <style:style style:name="ce6" style:family="table-cell" style:parent-style-name="Default" style:data-style-name="N4">
      <style:table-cell-properties fo:border-bottom="0.99pt solid #000000" fo:background-color="#0000ff" fo:border-left="0.99pt solid #000000" fo:border-right="0.99pt solid #000000" fo:border-top="0.74pt solid #000000"/>
    </style:style>
    <style:style style:name="ce7" style:family="table-cell" style:parent-style-name="Default" style:data-style-name="N4">
      <style:table-cell-properties fo:border-bottom="0.74pt solid #000000" fo:background-color="#ffffff" fo:border-left="0.99pt solid #000000" fo:border-right="0.99pt solid #000000" fo:border-top="0.74pt solid #000000"/>
      <style:text-properties fo:font-weight="bold" style:font-weight-asian="bold" style:font-weight-complex="bold"/>
      <style:map style:condition="cell-content()&gt;0" style:apply-style-name="Positivou" style:base-cell-address="Planilha1.B5"/>
      <style:map style:condition="cell-content()&lt;0" style:apply-style-name="Negativou" style:base-cell-address="Planilha1.B5"/>
      <style:map style:condition="cell-content()=0" style:apply-style-name="Default" style:base-cell-address="Planilha1.B5"/>
      <style:map style:condition="cell-content()=1024" style:apply-style-name="Picos" style:base-cell-address="Planilha1.B5"/>
      <style:map style:condition="cell-content()=-1024" style:apply-style-name="Picos" style:base-cell-address="Planilha1.B5"/>
    </style:style>
    <style:style style:name="gr1" style:family="graphic">
      <style:graphic-properties draw:stroke="solid" draw:stroke-dash="Ultrafine_20_Dashed" svg:stroke-width="1mm" svg:stroke-color="#000000" draw:marker-start-width="3.5mm" draw:marker-end-width="3.5mm" draw:fill="none" draw:fill-color="#ff3300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 draw:fill-color="#ff3300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office:forms form:automatic-focus="false" form:apply-design-mode="false"/>
        <table:shapes>
          <draw:frame draw:z-index="0" draw:style-name="gr1" draw:text-style-name="P1" svg:width="615.6mm" svg:height="238.26mm" svg:x="8.54mm" svg:y="36.12mm">
            <loext:p draw:notify-on-update-of-ranges="Planilha1.B4:Planilha1.IW4 Planilha1.B5:Planilha1.IW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number-columns-repeated="25" table:default-cell-style-name="Default"/>
        <table:table-column table:style-name="co5" table:number-columns-repeated="7" table:default-cell-style-name="Default"/>
        <table:table-column table:style-name="co7" table:number-columns-repeated="4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36" table:default-cell-style-name="Default"/>
        <table:table-column table:style-name="co2" table:number-columns-repeated="13" table:default-cell-style-name="Default"/>
        <table:table-column table:style-name="co11" table:number-columns-repeated="7" table:default-cell-style-name="Default"/>
        <table:table-column table:style-name="co7" table:number-columns-repeated="9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column table:style-name="co11" table:number-columns-repeated="3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7" table:number-columns-repeated="30" table:default-cell-style-name="Default"/>
        <table:table-column table:style-name="co6" table:default-cell-style-name="Default"/>
        <table:table-column table:style-name="co7" table:number-columns-repeated="44" table:default-cell-style-name="Default"/>
        <table:table-row table:style-name="ro1">
          <table:table-cell office:value-type="string" calcext:value-type="string">
            <text:p>Número de bits:</text:p>
          </table:table-cell>
          <table:table-cell office:value-type="string" calcext:value-type="string">
            <text:p>Valor PWM:</text:p>
          </table:table-cell>
          <table:table-cell office:value-type="string" calcext:value-type="string">
            <text:p>Valor inicial (Graus):</text:p>
          </table:table-cell>
          <table:table-cell office:value-type="string" calcext:value-type="string">
            <text:p>Valor de pulo (Graus):</text:p>
          </table:table-cell>
          <table:table-cell table:number-columns-repeated="25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[.A2]"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table:number-columns-repeated="258"/>
        </table:table-row>
        <table:table-row table:style-name="ro1">
          <table:table-cell table:style-name="ce1" office:value-type="string" calcext:value-type="string">
            <text:p>Posição no tempo:</text:p>
          </table:table-cell>
          <table:table-cell table:style-name="ce4" office:value-type="float" office:value="0" calcext:value-type="float">
            <text:p>0,00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" calcext:value-type="float">
            <text:p>2,00</text:p>
          </table:table-cell>
          <table:table-cell table:style-name="ce4" office:value-type="float" office:value="3" calcext:value-type="float">
            <text:p>3,00</text:p>
          </table:table-cell>
          <table:table-cell table:style-name="ce4" office:value-type="float" office:value="4" calcext:value-type="float">
            <text:p>4,00</text:p>
          </table:table-cell>
          <table:table-cell table:style-name="ce4" office:value-type="float" office:value="5" calcext:value-type="float">
            <text:p>5,00</text:p>
          </table:table-cell>
          <table:table-cell table:style-name="ce4" office:value-type="float" office:value="6" calcext:value-type="float">
            <text:p>6,00</text:p>
          </table:table-cell>
          <table:table-cell table:style-name="ce4" office:value-type="float" office:value="7" calcext:value-type="float">
            <text:p>7,00</text:p>
          </table:table-cell>
          <table:table-cell table:style-name="ce4" office:value-type="float" office:value="8" calcext:value-type="float">
            <text:p>8,00</text:p>
          </table:table-cell>
          <table:table-cell table:style-name="ce4" office:value-type="float" office:value="9" calcext:value-type="float">
            <text:p>9,00</text:p>
          </table:table-cell>
          <table:table-cell table:style-name="ce4" office:value-type="float" office:value="10" calcext:value-type="float">
            <text:p>10,00</text:p>
          </table:table-cell>
          <table:table-cell table:style-name="ce4" office:value-type="float" office:value="11" calcext:value-type="float">
            <text:p>11,00</text:p>
          </table:table-cell>
          <table:table-cell table:style-name="ce4" office:value-type="float" office:value="12" calcext:value-type="float">
            <text:p>12,00</text:p>
          </table:table-cell>
          <table:table-cell table:style-name="ce4" office:value-type="float" office:value="13" calcext:value-type="float">
            <text:p>13,00</text:p>
          </table:table-cell>
          <table:table-cell table:style-name="ce4" office:value-type="float" office:value="14" calcext:value-type="float">
            <text:p>14,00</text:p>
          </table:table-cell>
          <table:table-cell table:style-name="ce4" office:value-type="float" office:value="15" calcext:value-type="float">
            <text:p>15,00</text:p>
          </table:table-cell>
          <table:table-cell table:style-name="ce4" office:value-type="float" office:value="16" calcext:value-type="float">
            <text:p>16,00</text:p>
          </table:table-cell>
          <table:table-cell table:style-name="ce4" office:value-type="float" office:value="17" calcext:value-type="float">
            <text:p>17,00</text:p>
          </table:table-cell>
          <table:table-cell table:style-name="ce4" office:value-type="float" office:value="18" calcext:value-type="float">
            <text:p>18,00</text:p>
          </table:table-cell>
          <table:table-cell table:style-name="ce4" office:value-type="float" office:value="19" calcext:value-type="float">
            <text:p>19,00</text:p>
          </table:table-cell>
          <table:table-cell table:style-name="ce4" office:value-type="float" office:value="20" calcext:value-type="float">
            <text:p>20,00</text:p>
          </table:table-cell>
          <table:table-cell table:style-name="ce4" office:value-type="float" office:value="21" calcext:value-type="float">
            <text:p>21,00</text:p>
          </table:table-cell>
          <table:table-cell table:style-name="ce4" office:value-type="float" office:value="22" calcext:value-type="float">
            <text:p>22,00</text:p>
          </table:table-cell>
          <table:table-cell table:style-name="ce4" office:value-type="float" office:value="23" calcext:value-type="float">
            <text:p>23,00</text:p>
          </table:table-cell>
          <table:table-cell table:style-name="ce4" office:value-type="float" office:value="24" calcext:value-type="float">
            <text:p>24,00</text:p>
          </table:table-cell>
          <table:table-cell table:style-name="ce4" office:value-type="float" office:value="25" calcext:value-type="float">
            <text:p>25,00</text:p>
          </table:table-cell>
          <table:table-cell table:style-name="ce4" office:value-type="float" office:value="26" calcext:value-type="float">
            <text:p>26,00</text:p>
          </table:table-cell>
          <table:table-cell table:style-name="ce4" office:value-type="float" office:value="27" calcext:value-type="float">
            <text:p>27,00</text:p>
          </table:table-cell>
          <table:table-cell table:style-name="ce4" office:value-type="float" office:value="28" calcext:value-type="float">
            <text:p>28,00</text:p>
          </table:table-cell>
          <table:table-cell table:style-name="ce4" office:value-type="float" office:value="29" calcext:value-type="float">
            <text:p>29,00</text:p>
          </table:table-cell>
          <table:table-cell table:style-name="ce4" office:value-type="float" office:value="30" calcext:value-type="float">
            <text:p>30,00</text:p>
          </table:table-cell>
          <table:table-cell table:style-name="ce4" office:value-type="float" office:value="31" calcext:value-type="float">
            <text:p>31,00</text:p>
          </table:table-cell>
          <table:table-cell table:style-name="ce4" office:value-type="float" office:value="32" calcext:value-type="float">
            <text:p>32,00</text:p>
          </table:table-cell>
          <table:table-cell table:style-name="ce4" office:value-type="float" office:value="33" calcext:value-type="float">
            <text:p>33,00</text:p>
          </table:table-cell>
          <table:table-cell table:style-name="ce4" office:value-type="float" office:value="34" calcext:value-type="float">
            <text:p>34,00</text:p>
          </table:table-cell>
          <table:table-cell table:style-name="ce4" office:value-type="float" office:value="35" calcext:value-type="float">
            <text:p>35,00</text:p>
          </table:table-cell>
          <table:table-cell table:style-name="ce4" office:value-type="float" office:value="36" calcext:value-type="float">
            <text:p>36,00</text:p>
          </table:table-cell>
          <table:table-cell table:style-name="ce4" office:value-type="float" office:value="37" calcext:value-type="float">
            <text:p>37,00</text:p>
          </table:table-cell>
          <table:table-cell table:style-name="ce4" office:value-type="float" office:value="38" calcext:value-type="float">
            <text:p>38,00</text:p>
          </table:table-cell>
          <table:table-cell table:style-name="ce4" office:value-type="float" office:value="39" calcext:value-type="float">
            <text:p>39,00</text:p>
          </table:table-cell>
          <table:table-cell table:style-name="ce4" office:value-type="float" office:value="40" calcext:value-type="float">
            <text:p>40,00</text:p>
          </table:table-cell>
          <table:table-cell table:style-name="ce4" office:value-type="float" office:value="41" calcext:value-type="float">
            <text:p>41,00</text:p>
          </table:table-cell>
          <table:table-cell table:style-name="ce4" office:value-type="float" office:value="42" calcext:value-type="float">
            <text:p>42,00</text:p>
          </table:table-cell>
          <table:table-cell table:style-name="ce4" office:value-type="float" office:value="43" calcext:value-type="float">
            <text:p>43,00</text:p>
          </table:table-cell>
          <table:table-cell table:style-name="ce4" office:value-type="float" office:value="44" calcext:value-type="float">
            <text:p>44,00</text:p>
          </table:table-cell>
          <table:table-cell table:style-name="ce4" office:value-type="float" office:value="45" calcext:value-type="float">
            <text:p>45,00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47" calcext:value-type="float">
            <text:p>47,00</text:p>
          </table:table-cell>
          <table:table-cell table:style-name="ce4" office:value-type="float" office:value="48" calcext:value-type="float">
            <text:p>48,00</text:p>
          </table:table-cell>
          <table:table-cell table:style-name="ce4" office:value-type="float" office:value="49" calcext:value-type="float">
            <text:p>49,00</text:p>
          </table:table-cell>
          <table:table-cell table:style-name="ce4" office:value-type="float" office:value="50" calcext:value-type="float">
            <text:p>50,00</text:p>
          </table:table-cell>
          <table:table-cell table:style-name="ce4" office:value-type="float" office:value="51" calcext:value-type="float">
            <text:p>51,00</text:p>
          </table:table-cell>
          <table:table-cell table:style-name="ce4" office:value-type="float" office:value="52" calcext:value-type="float">
            <text:p>52,00</text:p>
          </table:table-cell>
          <table:table-cell table:style-name="ce4" office:value-type="float" office:value="53" calcext:value-type="float">
            <text:p>53,00</text:p>
          </table:table-cell>
          <table:table-cell table:style-name="ce4" office:value-type="float" office:value="54" calcext:value-type="float">
            <text:p>54,00</text:p>
          </table:table-cell>
          <table:table-cell table:style-name="ce4" office:value-type="float" office:value="55" calcext:value-type="float">
            <text:p>55,00</text:p>
          </table:table-cell>
          <table:table-cell table:style-name="ce4" office:value-type="float" office:value="56" calcext:value-type="float">
            <text:p>56,00</text:p>
          </table:table-cell>
          <table:table-cell table:style-name="ce4" office:value-type="float" office:value="57" calcext:value-type="float">
            <text:p>57,00</text:p>
          </table:table-cell>
          <table:table-cell table:style-name="ce4" office:value-type="float" office:value="58" calcext:value-type="float">
            <text:p>58,00</text:p>
          </table:table-cell>
          <table:table-cell table:style-name="ce4" office:value-type="float" office:value="59" calcext:value-type="float">
            <text:p>59,00</text:p>
          </table:table-cell>
          <table:table-cell table:style-name="ce4" office:value-type="float" office:value="60" calcext:value-type="float">
            <text:p>60,00</text:p>
          </table:table-cell>
          <table:table-cell table:style-name="ce4" office:value-type="float" office:value="61" calcext:value-type="float">
            <text:p>61,00</text:p>
          </table:table-cell>
          <table:table-cell table:style-name="ce4" office:value-type="float" office:value="62" calcext:value-type="float">
            <text:p>62,00</text:p>
          </table:table-cell>
          <table:table-cell table:style-name="ce4" office:value-type="float" office:value="63" calcext:value-type="float">
            <text:p>63,00</text:p>
          </table:table-cell>
          <table:table-cell table:style-name="ce4" office:value-type="float" office:value="64" calcext:value-type="float">
            <text:p>64,00</text:p>
          </table:table-cell>
          <table:table-cell table:style-name="ce4" office:value-type="float" office:value="65" calcext:value-type="float">
            <text:p>65,00</text:p>
          </table:table-cell>
          <table:table-cell table:style-name="ce4" office:value-type="float" office:value="66" calcext:value-type="float">
            <text:p>66,00</text:p>
          </table:table-cell>
          <table:table-cell table:style-name="ce4" office:value-type="float" office:value="67" calcext:value-type="float">
            <text:p>67,00</text:p>
          </table:table-cell>
          <table:table-cell table:style-name="ce4" office:value-type="float" office:value="68" calcext:value-type="float">
            <text:p>68,00</text:p>
          </table:table-cell>
          <table:table-cell table:style-name="ce4" office:value-type="float" office:value="69" calcext:value-type="float">
            <text:p>69,00</text:p>
          </table:table-cell>
          <table:table-cell table:style-name="ce4" office:value-type="float" office:value="70" calcext:value-type="float">
            <text:p>70,00</text:p>
          </table:table-cell>
          <table:table-cell table:style-name="ce4" office:value-type="float" office:value="71" calcext:value-type="float">
            <text:p>71,00</text:p>
          </table:table-cell>
          <table:table-cell table:style-name="ce4" office:value-type="float" office:value="72" calcext:value-type="float">
            <text:p>72,00</text:p>
          </table:table-cell>
          <table:table-cell table:style-name="ce4" office:value-type="float" office:value="73" calcext:value-type="float">
            <text:p>73,00</text:p>
          </table:table-cell>
          <table:table-cell table:style-name="ce4" office:value-type="float" office:value="74" calcext:value-type="float">
            <text:p>74,00</text:p>
          </table:table-cell>
          <table:table-cell table:style-name="ce4" office:value-type="float" office:value="75" calcext:value-type="float">
            <text:p>75,00</text:p>
          </table:table-cell>
          <table:table-cell table:style-name="ce4" office:value-type="float" office:value="76" calcext:value-type="float">
            <text:p>76,00</text:p>
          </table:table-cell>
          <table:table-cell table:style-name="ce4" office:value-type="float" office:value="77" calcext:value-type="float">
            <text:p>77,00</text:p>
          </table:table-cell>
          <table:table-cell table:style-name="ce4" office:value-type="float" office:value="78" calcext:value-type="float">
            <text:p>78,00</text:p>
          </table:table-cell>
          <table:table-cell table:style-name="ce4" office:value-type="float" office:value="79" calcext:value-type="float">
            <text:p>79,00</text:p>
          </table:table-cell>
          <table:table-cell table:style-name="ce4" office:value-type="float" office:value="80" calcext:value-type="float">
            <text:p>80,00</text:p>
          </table:table-cell>
          <table:table-cell table:style-name="ce4" office:value-type="float" office:value="81" calcext:value-type="float">
            <text:p>81,00</text:p>
          </table:table-cell>
          <table:table-cell table:style-name="ce4" office:value-type="float" office:value="82" calcext:value-type="float">
            <text:p>82,00</text:p>
          </table:table-cell>
          <table:table-cell table:style-name="ce4" office:value-type="float" office:value="83" calcext:value-type="float">
            <text:p>83,00</text:p>
          </table:table-cell>
          <table:table-cell table:style-name="ce4" office:value-type="float" office:value="84" calcext:value-type="float">
            <text:p>84,00</text:p>
          </table:table-cell>
          <table:table-cell table:style-name="ce4" office:value-type="float" office:value="85" calcext:value-type="float">
            <text:p>85,00</text:p>
          </table:table-cell>
          <table:table-cell table:style-name="ce4" office:value-type="float" office:value="86" calcext:value-type="float">
            <text:p>86,00</text:p>
          </table:table-cell>
          <table:table-cell table:style-name="ce4" office:value-type="float" office:value="87" calcext:value-type="float">
            <text:p>87,00</text:p>
          </table:table-cell>
          <table:table-cell table:style-name="ce4" office:value-type="float" office:value="88" calcext:value-type="float">
            <text:p>88,00</text:p>
          </table:table-cell>
          <table:table-cell table:style-name="ce4" office:value-type="float" office:value="89" calcext:value-type="float">
            <text:p>89,00</text:p>
          </table:table-cell>
          <table:table-cell table:style-name="ce4" office:value-type="float" office:value="90" calcext:value-type="float">
            <text:p>90,00</text:p>
          </table:table-cell>
          <table:table-cell table:style-name="ce4" office:value-type="float" office:value="91" calcext:value-type="float">
            <text:p>91,00</text:p>
          </table:table-cell>
          <table:table-cell table:style-name="ce4" office:value-type="float" office:value="92" calcext:value-type="float">
            <text:p>92,00</text:p>
          </table:table-cell>
          <table:table-cell table:style-name="ce4" office:value-type="float" office:value="93" calcext:value-type="float">
            <text:p>93,00</text:p>
          </table:table-cell>
          <table:table-cell table:style-name="ce4" office:value-type="float" office:value="94" calcext:value-type="float">
            <text:p>94,00</text:p>
          </table:table-cell>
          <table:table-cell table:style-name="ce4" office:value-type="float" office:value="95" calcext:value-type="float">
            <text:p>95,00</text:p>
          </table:table-cell>
          <table:table-cell table:style-name="ce4" office:value-type="float" office:value="96" calcext:value-type="float">
            <text:p>96,00</text:p>
          </table:table-cell>
          <table:table-cell table:style-name="ce4" office:value-type="float" office:value="97" calcext:value-type="float">
            <text:p>97,00</text:p>
          </table:table-cell>
          <table:table-cell table:style-name="ce4" office:value-type="float" office:value="98" calcext:value-type="float">
            <text:p>98,00</text:p>
          </table:table-cell>
          <table:table-cell table:style-name="ce4" office:value-type="float" office:value="99" calcext:value-type="float">
            <text:p>99,00</text:p>
          </table:table-cell>
          <table:table-cell table:style-name="ce4" office:value-type="float" office:value="100" calcext:value-type="float">
            <text:p>100,00</text:p>
          </table:table-cell>
          <table:table-cell table:style-name="ce4" office:value-type="float" office:value="101" calcext:value-type="float">
            <text:p>101,00</text:p>
          </table:table-cell>
          <table:table-cell table:style-name="ce4" office:value-type="float" office:value="102" calcext:value-type="float">
            <text:p>102,00</text:p>
          </table:table-cell>
          <table:table-cell table:style-name="ce4" office:value-type="float" office:value="103" calcext:value-type="float">
            <text:p>103,00</text:p>
          </table:table-cell>
          <table:table-cell table:style-name="ce4" office:value-type="float" office:value="104" calcext:value-type="float">
            <text:p>104,00</text:p>
          </table:table-cell>
          <table:table-cell table:style-name="ce4" office:value-type="float" office:value="105" calcext:value-type="float">
            <text:p>105,00</text:p>
          </table:table-cell>
          <table:table-cell table:style-name="ce4" office:value-type="float" office:value="106" calcext:value-type="float">
            <text:p>106,00</text:p>
          </table:table-cell>
          <table:table-cell table:style-name="ce4" office:value-type="float" office:value="107" calcext:value-type="float">
            <text:p>107,00</text:p>
          </table:table-cell>
          <table:table-cell table:style-name="ce4" office:value-type="float" office:value="108" calcext:value-type="float">
            <text:p>108,00</text:p>
          </table:table-cell>
          <table:table-cell table:style-name="ce4" office:value-type="float" office:value="109" calcext:value-type="float">
            <text:p>109,00</text:p>
          </table:table-cell>
          <table:table-cell table:style-name="ce4" office:value-type="float" office:value="110" calcext:value-type="float">
            <text:p>110,00</text:p>
          </table:table-cell>
          <table:table-cell table:style-name="ce4" office:value-type="float" office:value="111" calcext:value-type="float">
            <text:p>111,00</text:p>
          </table:table-cell>
          <table:table-cell table:style-name="ce4" office:value-type="float" office:value="112" calcext:value-type="float">
            <text:p>112,00</text:p>
          </table:table-cell>
          <table:table-cell table:style-name="ce4" office:value-type="float" office:value="113" calcext:value-type="float">
            <text:p>113,00</text:p>
          </table:table-cell>
          <table:table-cell table:style-name="ce4" office:value-type="float" office:value="114" calcext:value-type="float">
            <text:p>114,00</text:p>
          </table:table-cell>
          <table:table-cell table:style-name="ce4" office:value-type="float" office:value="115" calcext:value-type="float">
            <text:p>115,00</text:p>
          </table:table-cell>
          <table:table-cell table:style-name="ce4" office:value-type="float" office:value="116" calcext:value-type="float">
            <text:p>116,00</text:p>
          </table:table-cell>
          <table:table-cell table:style-name="ce4" office:value-type="float" office:value="117" calcext:value-type="float">
            <text:p>117,00</text:p>
          </table:table-cell>
          <table:table-cell table:style-name="ce4" office:value-type="float" office:value="118" calcext:value-type="float">
            <text:p>118,00</text:p>
          </table:table-cell>
          <table:table-cell table:style-name="ce4" office:value-type="float" office:value="119" calcext:value-type="float">
            <text:p>119,00</text:p>
          </table:table-cell>
          <table:table-cell table:style-name="ce4" office:value-type="float" office:value="120" calcext:value-type="float">
            <text:p>120,00</text:p>
          </table:table-cell>
          <table:table-cell table:style-name="ce4" office:value-type="float" office:value="121" calcext:value-type="float">
            <text:p>121,00</text:p>
          </table:table-cell>
          <table:table-cell table:style-name="ce4" office:value-type="float" office:value="122" calcext:value-type="float">
            <text:p>122,00</text:p>
          </table:table-cell>
          <table:table-cell table:style-name="ce4" office:value-type="float" office:value="123" calcext:value-type="float">
            <text:p>123,00</text:p>
          </table:table-cell>
          <table:table-cell table:style-name="ce4" office:value-type="float" office:value="124" calcext:value-type="float">
            <text:p>124,00</text:p>
          </table:table-cell>
          <table:table-cell table:style-name="ce4" office:value-type="float" office:value="125" calcext:value-type="float">
            <text:p>125,00</text:p>
          </table:table-cell>
          <table:table-cell table:style-name="ce4" office:value-type="float" office:value="126" calcext:value-type="float">
            <text:p>126,00</text:p>
          </table:table-cell>
          <table:table-cell table:style-name="ce4" office:value-type="float" office:value="127" calcext:value-type="float">
            <text:p>127,00</text:p>
          </table:table-cell>
          <table:table-cell table:style-name="ce4" office:value-type="float" office:value="128" calcext:value-type="float">
            <text:p>128,00</text:p>
          </table:table-cell>
          <table:table-cell table:style-name="ce4" office:value-type="float" office:value="129" calcext:value-type="float">
            <text:p>129,00</text:p>
          </table:table-cell>
          <table:table-cell table:style-name="ce4" office:value-type="float" office:value="130" calcext:value-type="float">
            <text:p>130,00</text:p>
          </table:table-cell>
          <table:table-cell table:style-name="ce4" office:value-type="float" office:value="131" calcext:value-type="float">
            <text:p>131,00</text:p>
          </table:table-cell>
          <table:table-cell table:style-name="ce4" office:value-type="float" office:value="132" calcext:value-type="float">
            <text:p>132,00</text:p>
          </table:table-cell>
          <table:table-cell table:style-name="ce4" office:value-type="float" office:value="133" calcext:value-type="float">
            <text:p>133,00</text:p>
          </table:table-cell>
          <table:table-cell table:style-name="ce4" office:value-type="float" office:value="134" calcext:value-type="float">
            <text:p>134,00</text:p>
          </table:table-cell>
          <table:table-cell table:style-name="ce4" office:value-type="float" office:value="135" calcext:value-type="float">
            <text:p>135,00</text:p>
          </table:table-cell>
          <table:table-cell table:style-name="ce4" office:value-type="float" office:value="136" calcext:value-type="float">
            <text:p>136,00</text:p>
          </table:table-cell>
          <table:table-cell table:style-name="ce4" office:value-type="float" office:value="137" calcext:value-type="float">
            <text:p>137,00</text:p>
          </table:table-cell>
          <table:table-cell table:style-name="ce4" office:value-type="float" office:value="138" calcext:value-type="float">
            <text:p>138,00</text:p>
          </table:table-cell>
          <table:table-cell table:style-name="ce4" office:value-type="float" office:value="139" calcext:value-type="float">
            <text:p>139,00</text:p>
          </table:table-cell>
          <table:table-cell table:style-name="ce4" office:value-type="float" office:value="140" calcext:value-type="float">
            <text:p>140,00</text:p>
          </table:table-cell>
          <table:table-cell table:style-name="ce4" office:value-type="float" office:value="141" calcext:value-type="float">
            <text:p>141,00</text:p>
          </table:table-cell>
          <table:table-cell table:style-name="ce4" office:value-type="float" office:value="142" calcext:value-type="float">
            <text:p>142,00</text:p>
          </table:table-cell>
          <table:table-cell table:style-name="ce4" office:value-type="float" office:value="143" calcext:value-type="float">
            <text:p>143,00</text:p>
          </table:table-cell>
          <table:table-cell table:style-name="ce4" office:value-type="float" office:value="144" calcext:value-type="float">
            <text:p>144,00</text:p>
          </table:table-cell>
          <table:table-cell table:style-name="ce4" office:value-type="float" office:value="145" calcext:value-type="float">
            <text:p>145,00</text:p>
          </table:table-cell>
          <table:table-cell table:style-name="ce4" office:value-type="float" office:value="146" calcext:value-type="float">
            <text:p>146,00</text:p>
          </table:table-cell>
          <table:table-cell table:style-name="ce4" office:value-type="float" office:value="147" calcext:value-type="float">
            <text:p>147,00</text:p>
          </table:table-cell>
          <table:table-cell table:style-name="ce4" office:value-type="float" office:value="148" calcext:value-type="float">
            <text:p>148,00</text:p>
          </table:table-cell>
          <table:table-cell table:style-name="ce4" office:value-type="float" office:value="149" calcext:value-type="float">
            <text:p>149,00</text:p>
          </table:table-cell>
          <table:table-cell table:style-name="ce4" office:value-type="float" office:value="150" calcext:value-type="float">
            <text:p>150,00</text:p>
          </table:table-cell>
          <table:table-cell table:style-name="ce4" office:value-type="float" office:value="151" calcext:value-type="float">
            <text:p>151,00</text:p>
          </table:table-cell>
          <table:table-cell table:style-name="ce4" office:value-type="float" office:value="152" calcext:value-type="float">
            <text:p>152,00</text:p>
          </table:table-cell>
          <table:table-cell table:style-name="ce4" office:value-type="float" office:value="153" calcext:value-type="float">
            <text:p>153,00</text:p>
          </table:table-cell>
          <table:table-cell table:style-name="ce4" office:value-type="float" office:value="154" calcext:value-type="float">
            <text:p>154,00</text:p>
          </table:table-cell>
          <table:table-cell table:style-name="ce4" office:value-type="float" office:value="155" calcext:value-type="float">
            <text:p>155,00</text:p>
          </table:table-cell>
          <table:table-cell table:style-name="ce4" office:value-type="float" office:value="156" calcext:value-type="float">
            <text:p>156,00</text:p>
          </table:table-cell>
          <table:table-cell table:style-name="ce4" office:value-type="float" office:value="157" calcext:value-type="float">
            <text:p>157,00</text:p>
          </table:table-cell>
          <table:table-cell table:style-name="ce4" office:value-type="float" office:value="158" calcext:value-type="float">
            <text:p>158,00</text:p>
          </table:table-cell>
          <table:table-cell table:style-name="ce4" office:value-type="float" office:value="159" calcext:value-type="float">
            <text:p>159,00</text:p>
          </table:table-cell>
          <table:table-cell table:style-name="ce4" office:value-type="float" office:value="160" calcext:value-type="float">
            <text:p>160,00</text:p>
          </table:table-cell>
          <table:table-cell table:style-name="ce4" office:value-type="float" office:value="161" calcext:value-type="float">
            <text:p>161,00</text:p>
          </table:table-cell>
          <table:table-cell table:style-name="ce4" office:value-type="float" office:value="162" calcext:value-type="float">
            <text:p>162,00</text:p>
          </table:table-cell>
          <table:table-cell table:style-name="ce4" office:value-type="float" office:value="163" calcext:value-type="float">
            <text:p>163,00</text:p>
          </table:table-cell>
          <table:table-cell table:style-name="ce4" office:value-type="float" office:value="164" calcext:value-type="float">
            <text:p>164,00</text:p>
          </table:table-cell>
          <table:table-cell table:style-name="ce4" office:value-type="float" office:value="165" calcext:value-type="float">
            <text:p>165,00</text:p>
          </table:table-cell>
          <table:table-cell table:style-name="ce4" office:value-type="float" office:value="166" calcext:value-type="float">
            <text:p>166,00</text:p>
          </table:table-cell>
          <table:table-cell table:style-name="ce4" office:value-type="float" office:value="167" calcext:value-type="float">
            <text:p>167,00</text:p>
          </table:table-cell>
          <table:table-cell table:style-name="ce4" office:value-type="float" office:value="168" calcext:value-type="float">
            <text:p>168,00</text:p>
          </table:table-cell>
          <table:table-cell table:style-name="ce4" office:value-type="float" office:value="169" calcext:value-type="float">
            <text:p>169,00</text:p>
          </table:table-cell>
          <table:table-cell table:style-name="ce4" office:value-type="float" office:value="170" calcext:value-type="float">
            <text:p>170,00</text:p>
          </table:table-cell>
          <table:table-cell table:style-name="ce4" office:value-type="float" office:value="171" calcext:value-type="float">
            <text:p>171,00</text:p>
          </table:table-cell>
          <table:table-cell table:style-name="ce4" office:value-type="float" office:value="172" calcext:value-type="float">
            <text:p>172,00</text:p>
          </table:table-cell>
          <table:table-cell table:style-name="ce4" office:value-type="float" office:value="173" calcext:value-type="float">
            <text:p>173,00</text:p>
          </table:table-cell>
          <table:table-cell table:style-name="ce4" office:value-type="float" office:value="174" calcext:value-type="float">
            <text:p>174,00</text:p>
          </table:table-cell>
          <table:table-cell table:style-name="ce4" office:value-type="float" office:value="175" calcext:value-type="float">
            <text:p>175,00</text:p>
          </table:table-cell>
          <table:table-cell table:style-name="ce4" office:value-type="float" office:value="176" calcext:value-type="float">
            <text:p>176,00</text:p>
          </table:table-cell>
          <table:table-cell table:style-name="ce4" office:value-type="float" office:value="177" calcext:value-type="float">
            <text:p>177,00</text:p>
          </table:table-cell>
          <table:table-cell table:style-name="ce4" office:value-type="float" office:value="178" calcext:value-type="float">
            <text:p>178,00</text:p>
          </table:table-cell>
          <table:table-cell table:style-name="ce4" office:value-type="float" office:value="179" calcext:value-type="float">
            <text:p>179,00</text:p>
          </table:table-cell>
          <table:table-cell table:style-name="ce4" office:value-type="float" office:value="180" calcext:value-type="float">
            <text:p>180,00</text:p>
          </table:table-cell>
          <table:table-cell table:style-name="ce4" office:value-type="float" office:value="181" calcext:value-type="float">
            <text:p>181,00</text:p>
          </table:table-cell>
          <table:table-cell table:style-name="ce4" office:value-type="float" office:value="182" calcext:value-type="float">
            <text:p>182,00</text:p>
          </table:table-cell>
          <table:table-cell table:style-name="ce4" office:value-type="float" office:value="183" calcext:value-type="float">
            <text:p>183,00</text:p>
          </table:table-cell>
          <table:table-cell table:style-name="ce4" office:value-type="float" office:value="184" calcext:value-type="float">
            <text:p>184,00</text:p>
          </table:table-cell>
          <table:table-cell table:style-name="ce4" office:value-type="float" office:value="185" calcext:value-type="float">
            <text:p>185,00</text:p>
          </table:table-cell>
          <table:table-cell table:style-name="ce4" office:value-type="float" office:value="186" calcext:value-type="float">
            <text:p>186,00</text:p>
          </table:table-cell>
          <table:table-cell table:style-name="ce4" office:value-type="float" office:value="187" calcext:value-type="float">
            <text:p>187,00</text:p>
          </table:table-cell>
          <table:table-cell table:style-name="ce4" office:value-type="float" office:value="188" calcext:value-type="float">
            <text:p>188,00</text:p>
          </table:table-cell>
          <table:table-cell table:style-name="ce4" office:value-type="float" office:value="189" calcext:value-type="float">
            <text:p>189,00</text:p>
          </table:table-cell>
          <table:table-cell table:style-name="ce4" office:value-type="float" office:value="190" calcext:value-type="float">
            <text:p>190,00</text:p>
          </table:table-cell>
          <table:table-cell table:style-name="ce4" office:value-type="float" office:value="191" calcext:value-type="float">
            <text:p>191,00</text:p>
          </table:table-cell>
          <table:table-cell table:style-name="ce4" office:value-type="float" office:value="192" calcext:value-type="float">
            <text:p>192,00</text:p>
          </table:table-cell>
          <table:table-cell table:style-name="ce4" office:value-type="float" office:value="193" calcext:value-type="float">
            <text:p>193,00</text:p>
          </table:table-cell>
          <table:table-cell table:style-name="ce4" office:value-type="float" office:value="194" calcext:value-type="float">
            <text:p>194,00</text:p>
          </table:table-cell>
          <table:table-cell table:style-name="ce4" office:value-type="float" office:value="195" calcext:value-type="float">
            <text:p>195,00</text:p>
          </table:table-cell>
          <table:table-cell table:style-name="ce4" office:value-type="float" office:value="196" calcext:value-type="float">
            <text:p>196,00</text:p>
          </table:table-cell>
          <table:table-cell table:style-name="ce4" office:value-type="float" office:value="197" calcext:value-type="float">
            <text:p>197,00</text:p>
          </table:table-cell>
          <table:table-cell table:style-name="ce4" office:value-type="float" office:value="198" calcext:value-type="float">
            <text:p>198,00</text:p>
          </table:table-cell>
          <table:table-cell table:style-name="ce4" office:value-type="float" office:value="199" calcext:value-type="float">
            <text:p>199,00</text:p>
          </table:table-cell>
          <table:table-cell table:style-name="ce4" office:value-type="float" office:value="200" calcext:value-type="float">
            <text:p>200,00</text:p>
          </table:table-cell>
          <table:table-cell table:style-name="ce4" office:value-type="float" office:value="201" calcext:value-type="float">
            <text:p>201,00</text:p>
          </table:table-cell>
          <table:table-cell table:style-name="ce4" office:value-type="float" office:value="202" calcext:value-type="float">
            <text:p>202,00</text:p>
          </table:table-cell>
          <table:table-cell table:style-name="ce4" office:value-type="float" office:value="203" calcext:value-type="float">
            <text:p>203,00</text:p>
          </table:table-cell>
          <table:table-cell table:style-name="ce4" office:value-type="float" office:value="204" calcext:value-type="float">
            <text:p>204,00</text:p>
          </table:table-cell>
          <table:table-cell table:style-name="ce4" office:value-type="float" office:value="205" calcext:value-type="float">
            <text:p>205,00</text:p>
          </table:table-cell>
          <table:table-cell table:style-name="ce4" office:value-type="float" office:value="206" calcext:value-type="float">
            <text:p>206,00</text:p>
          </table:table-cell>
          <table:table-cell table:style-name="ce4" office:value-type="float" office:value="207" calcext:value-type="float">
            <text:p>207,00</text:p>
          </table:table-cell>
          <table:table-cell table:style-name="ce4" office:value-type="float" office:value="208" calcext:value-type="float">
            <text:p>208,00</text:p>
          </table:table-cell>
          <table:table-cell table:style-name="ce4" office:value-type="float" office:value="209" calcext:value-type="float">
            <text:p>209,00</text:p>
          </table:table-cell>
          <table:table-cell table:style-name="ce4" office:value-type="float" office:value="210" calcext:value-type="float">
            <text:p>210,00</text:p>
          </table:table-cell>
          <table:table-cell table:style-name="ce4" office:value-type="float" office:value="211" calcext:value-type="float">
            <text:p>211,00</text:p>
          </table:table-cell>
          <table:table-cell table:style-name="ce4" office:value-type="float" office:value="212" calcext:value-type="float">
            <text:p>212,00</text:p>
          </table:table-cell>
          <table:table-cell table:style-name="ce4" office:value-type="float" office:value="213" calcext:value-type="float">
            <text:p>213,00</text:p>
          </table:table-cell>
          <table:table-cell table:style-name="ce4" office:value-type="float" office:value="214" calcext:value-type="float">
            <text:p>214,00</text:p>
          </table:table-cell>
          <table:table-cell table:style-name="ce4" office:value-type="float" office:value="215" calcext:value-type="float">
            <text:p>215,00</text:p>
          </table:table-cell>
          <table:table-cell table:style-name="ce4" office:value-type="float" office:value="216" calcext:value-type="float">
            <text:p>216,00</text:p>
          </table:table-cell>
          <table:table-cell table:style-name="ce4" office:value-type="float" office:value="217" calcext:value-type="float">
            <text:p>217,00</text:p>
          </table:table-cell>
          <table:table-cell table:style-name="ce4" office:value-type="float" office:value="218" calcext:value-type="float">
            <text:p>218,00</text:p>
          </table:table-cell>
          <table:table-cell table:style-name="ce4" office:value-type="float" office:value="219" calcext:value-type="float">
            <text:p>219,00</text:p>
          </table:table-cell>
          <table:table-cell table:style-name="ce4" office:value-type="float" office:value="220" calcext:value-type="float">
            <text:p>220,00</text:p>
          </table:table-cell>
          <table:table-cell table:style-name="ce4" office:value-type="float" office:value="221" calcext:value-type="float">
            <text:p>221,00</text:p>
          </table:table-cell>
          <table:table-cell table:style-name="ce4" office:value-type="float" office:value="222" calcext:value-type="float">
            <text:p>222,00</text:p>
          </table:table-cell>
          <table:table-cell table:style-name="ce4" office:value-type="float" office:value="223" calcext:value-type="float">
            <text:p>223,00</text:p>
          </table:table-cell>
          <table:table-cell table:style-name="ce4" office:value-type="float" office:value="224" calcext:value-type="float">
            <text:p>224,00</text:p>
          </table:table-cell>
          <table:table-cell table:style-name="ce4" office:value-type="float" office:value="225" calcext:value-type="float">
            <text:p>225,00</text:p>
          </table:table-cell>
          <table:table-cell table:style-name="ce4" office:value-type="float" office:value="226" calcext:value-type="float">
            <text:p>226,00</text:p>
          </table:table-cell>
          <table:table-cell table:style-name="ce4" office:value-type="float" office:value="227" calcext:value-type="float">
            <text:p>227,00</text:p>
          </table:table-cell>
          <table:table-cell table:style-name="ce4" office:value-type="float" office:value="228" calcext:value-type="float">
            <text:p>228,00</text:p>
          </table:table-cell>
          <table:table-cell table:style-name="ce4" office:value-type="float" office:value="229" calcext:value-type="float">
            <text:p>229,00</text:p>
          </table:table-cell>
          <table:table-cell table:style-name="ce4" office:value-type="float" office:value="230" calcext:value-type="float">
            <text:p>230,00</text:p>
          </table:table-cell>
          <table:table-cell table:style-name="ce4" office:value-type="float" office:value="231" calcext:value-type="float">
            <text:p>231,00</text:p>
          </table:table-cell>
          <table:table-cell table:style-name="ce4" office:value-type="float" office:value="232" calcext:value-type="float">
            <text:p>232,00</text:p>
          </table:table-cell>
          <table:table-cell table:style-name="ce4" office:value-type="float" office:value="233" calcext:value-type="float">
            <text:p>233,00</text:p>
          </table:table-cell>
          <table:table-cell table:style-name="ce4" office:value-type="float" office:value="234" calcext:value-type="float">
            <text:p>234,00</text:p>
          </table:table-cell>
          <table:table-cell table:style-name="ce4" office:value-type="float" office:value="235" calcext:value-type="float">
            <text:p>235,00</text:p>
          </table:table-cell>
          <table:table-cell table:style-name="ce4" office:value-type="float" office:value="236" calcext:value-type="float">
            <text:p>236,00</text:p>
          </table:table-cell>
          <table:table-cell table:style-name="ce4" office:value-type="float" office:value="237" calcext:value-type="float">
            <text:p>237,00</text:p>
          </table:table-cell>
          <table:table-cell table:style-name="ce4" office:value-type="float" office:value="238" calcext:value-type="float">
            <text:p>238,00</text:p>
          </table:table-cell>
          <table:table-cell table:style-name="ce4" office:value-type="float" office:value="239" calcext:value-type="float">
            <text:p>239,00</text:p>
          </table:table-cell>
          <table:table-cell table:style-name="ce4" office:value-type="float" office:value="240" calcext:value-type="float">
            <text:p>240,00</text:p>
          </table:table-cell>
          <table:table-cell table:style-name="ce4" office:value-type="float" office:value="241" calcext:value-type="float">
            <text:p>241,00</text:p>
          </table:table-cell>
          <table:table-cell table:style-name="ce4" office:value-type="float" office:value="242" calcext:value-type="float">
            <text:p>242,00</text:p>
          </table:table-cell>
          <table:table-cell table:style-name="ce4" office:value-type="float" office:value="243" calcext:value-type="float">
            <text:p>243,00</text:p>
          </table:table-cell>
          <table:table-cell table:style-name="ce4" office:value-type="float" office:value="244" calcext:value-type="float">
            <text:p>244,00</text:p>
          </table:table-cell>
          <table:table-cell table:style-name="ce4" office:value-type="float" office:value="245" calcext:value-type="float">
            <text:p>245,00</text:p>
          </table:table-cell>
          <table:table-cell table:style-name="ce4" office:value-type="float" office:value="246" calcext:value-type="float">
            <text:p>246,00</text:p>
          </table:table-cell>
          <table:table-cell table:style-name="ce4" office:value-type="float" office:value="247" calcext:value-type="float">
            <text:p>247,00</text:p>
          </table:table-cell>
          <table:table-cell table:style-name="ce4" office:value-type="float" office:value="248" calcext:value-type="float">
            <text:p>248,00</text:p>
          </table:table-cell>
          <table:table-cell table:style-name="ce4" office:value-type="float" office:value="249" calcext:value-type="float">
            <text:p>249,00</text:p>
          </table:table-cell>
          <table:table-cell table:style-name="ce4" office:value-type="float" office:value="250" calcext:value-type="float">
            <text:p>250,00</text:p>
          </table:table-cell>
          <table:table-cell table:style-name="ce4" office:value-type="float" office:value="251" calcext:value-type="float">
            <text:p>251,00</text:p>
          </table:table-cell>
          <table:table-cell table:style-name="ce4" office:value-type="float" office:value="252" calcext:value-type="float">
            <text:p>252,00</text:p>
          </table:table-cell>
          <table:table-cell table:style-name="ce4" office:value-type="float" office:value="253" calcext:value-type="float">
            <text:p>253,00</text:p>
          </table:table-cell>
          <table:table-cell table:style-name="ce4" office:value-type="float" office:value="254" calcext:value-type="float">
            <text:p>254,00</text:p>
          </table:table-cell>
          <table:table-cell table:style-name="ce4" office:value-type="float" office:value="255" calcext:value-type="float">
            <text:p>255,00</text:p>
          </table:table-cell>
          <table:table-cell table:style-name="ce4" office:value-type="float" office:value="256" calcext:value-type="float">
            <text:p>256,00</text:p>
          </table:table-cell>
        </table:table-row>
        <table:table-row table:style-name="ro1">
          <table:table-cell table:style-name="ce2" office:value-type="string" calcext:value-type="string">
            <text:p>Valor da tabela de senos:</text:p>
          </table:table-cell>
          <table:table-cell table:style-name="ce5" table:formula="of:=SIN(([.B6]*PI()/180))*[.$B$2]" office:value-type="float" office:value="0" calcext:value-type="float">
            <text:p>0,00</text:p>
          </table:table-cell>
          <table:table-cell table:style-name="ce7" table:formula="of:=SIN(([.C6]*PI()/180))*[.$B$2]" office:value-type="float" office:value="53.5920191927745" calcext:value-type="float">
            <text:p>53,59</text:p>
          </table:table-cell>
          <table:table-cell table:style-name="ce5" table:formula="of:=SIN(([.D6]*PI()/180))*[.$B$2]" office:value-type="float" office:value="107.037146386077" calcext:value-type="float">
            <text:p>107,04</text:p>
          </table:table-cell>
          <table:table-cell table:style-name="ce7" table:formula="of:=SIN(([.E6]*PI()/180))*[.$B$2]" office:value-type="float" office:value="160.188892201196" calcext:value-type="float">
            <text:p>160,19</text:p>
          </table:table-cell>
          <table:table-cell table:style-name="ce5" table:formula="of:=SIN(([.F6]*PI()/180))*[.$B$2]" office:value-type="float" office:value="212.901571397386" calcext:value-type="float">
            <text:p>212,90</text:p>
          </table:table-cell>
          <table:table-cell table:style-name="ce7" table:formula="of:=SIN(([.G6]*PI()/180))*[.$B$2]" office:value-type="float" office:value="265.030702184981" calcext:value-type="float">
            <text:p>265,03</text:p>
          </table:table-cell>
          <table:table-cell table:style-name="ce5" table:formula="of:=SIN(([.H6]*PI()/180))*[.$B$2]" office:value-type="float" office:value="316.433402239946" calcext:value-type="float">
            <text:p>316,43</text:p>
          </table:table-cell>
          <table:table-cell table:style-name="ce7" table:formula="of:=SIN(([.I6]*PI()/180))*[.$B$2]" office:value-type="float" office:value="366.968780334387" calcext:value-type="float">
            <text:p>366,97</text:p>
          </table:table-cell>
          <table:table-cell table:style-name="ce5" table:formula="of:=SIN(([.J6]*PI()/180))*[.$B$2]" office:value-type="float" office:value="416.498322509619" calcext:value-type="float">
            <text:p>416,50</text:p>
          </table:table-cell>
          <table:table-cell table:style-name="ce7" table:formula="of:=SIN(([.K6]*PI()/180))*[.$B$2]" office:value-type="float" office:value="464.886271733296" calcext:value-type="float">
            <text:p>464,89</text:p>
          </table:table-cell>
          <table:table-cell table:style-name="ce5" table:formula="of:=SIN(([.L6]*PI()/180))*[.$B$2]" office:value-type="float" office:value="512" calcext:value-type="float">
            <text:p>512,00</text:p>
          </table:table-cell>
          <table:table-cell table:style-name="ce7" table:formula="of:=SIN(([.M6]*PI()/180))*[.$B$2]" office:value-type="float" office:value="557.710371855388" calcext:value-type="float">
            <text:p>557,71</text:p>
          </table:table-cell>
          <table:table-cell table:style-name="ce5" table:formula="of:=SIN(([.N6]*PI()/180))*[.$B$2]" office:value-type="float" office:value="601.892098347493" calcext:value-type="float">
            <text:p>601,89</text:p>
          </table:table-cell>
          <table:table-cell table:style-name="ce7" table:formula="of:=SIN(([.O6]*PI()/180))*[.$B$2]" office:value-type="float" office:value="644.424080435033" calcext:value-type="float">
            <text:p>644,42</text:p>
          </table:table-cell>
          <table:table-cell table:style-name="ce5" table:formula="of:=SIN(([.P6]*PI()/180))*[.$B$2]" office:value-type="float" office:value="685.189740911471" calcext:value-type="float">
            <text:p>685,19</text:p>
          </table:table-cell>
          <table:table-cell table:style-name="ce7" table:formula="of:=SIN(([.Q6]*PI()/180))*[.$B$2]" office:value-type="float" office:value="724.077343935025" calcext:value-type="float">
            <text:p>724,08</text:p>
          </table:table-cell>
          <table:table-cell table:style-name="ce5" table:formula="of:=SIN(([.R6]*PI()/180))*[.$B$2]" office:value-type="float" office:value="760.980301288852" calcext:value-type="float">
            <text:p>760,98</text:p>
          </table:table-cell>
          <table:table-cell table:style-name="ce7" table:formula="of:=SIN(([.S6]*PI()/180))*[.$B$2]" office:value-type="float" office:value="795.797464531938" calcext:value-type="float">
            <text:p>795,80</text:p>
          </table:table-cell>
          <table:table-cell table:style-name="ce5" table:formula="of:=SIN(([.T6]*PI()/180))*[.$B$2]" office:value-type="float" office:value="828.433402239946" calcext:value-type="float">
            <text:p>828,43</text:p>
          </table:table-cell>
          <table:table-cell table:style-name="ce7" table:formula="of:=SIN(([.U6]*PI()/180))*[.$B$2]" office:value-type="float" office:value="858.798661576114" calcext:value-type="float">
            <text:p>858,80</text:p>
          </table:table-cell>
          <table:table-cell table:style-name="ce5" table:formula="of:=SIN(([.V6]*PI()/180))*[.$B$2]" office:value-type="float" office:value="886.810013475265" calcext:value-type="float">
            <text:p>886,81</text:p>
          </table:table-cell>
          <table:table-cell table:style-name="ce7" table:formula="of:=SIN(([.W6]*PI()/180))*[.$B$2]" office:value-type="float" office:value="912.390680768889" calcext:value-type="float">
            <text:p>912,39</text:p>
          </table:table-cell>
          <table:table-cell table:style-name="ce5" table:formula="of:=SIN(([.X6]*PI()/180))*[.$B$2]" office:value-type="float" office:value="935.470548626023" calcext:value-type="float">
            <text:p>935,47</text:p>
          </table:table-cell>
          <table:table-cell table:style-name="ce7" table:formula="of:=SIN(([.Y6]*PI()/180))*[.$B$2]" office:value-type="float" office:value="955.986356733135" calcext:value-type="float">
            <text:p>955,99</text:p>
          </table:table-cell>
          <table:table-cell table:style-name="ce5" table:formula="of:=SIN(([.Z6]*PI()/180))*[.$B$2]" office:value-type="float" office:value="973.881872686237" calcext:value-type="float">
            <text:p>973,88</text:p>
          </table:table-cell>
          <table:table-cell table:style-name="ce7" table:formula="of:=SIN(([.AA6]*PI()/180))*[.$B$2]" office:value-type="float" office:value="989.108046120006" calcext:value-type="float">
            <text:p>989,11</text:p>
          </table:table-cell>
          <table:table-cell table:style-name="ce5" table:formula="of:=SIN(([.AB6]*PI()/180))*[.$B$2]" office:value-type="float" office:value="1001.62314315142" calcext:value-type="float">
            <text:p>1.001,62</text:p>
          </table:table-cell>
          <table:table-cell table:style-name="ce7" table:formula="of:=SIN(([.AC6]*PI()/180))*[.$B$2]" office:value-type="float" office:value="1011.39286076942" calcext:value-type="float">
            <text:p>1.011,39</text:p>
          </table:table-cell>
          <table:table-cell table:style-name="ce5" table:formula="of:=SIN(([.AD6]*PI()/180))*[.$B$2]" office:value-type="float" office:value="1018.39042085711" calcext:value-type="float">
            <text:p>1.018,39</text:p>
          </table:table-cell>
          <table:table-cell table:style-name="ce7" table:formula="of:=SIN(([.AE6]*PI()/180))*[.$B$2]" office:value-type="float" office:value="1022.59664358868" calcext:value-type="float">
            <text:p>1.022,60</text:p>
          </table:table-cell>
          <table:table-cell table:style-name="ce5" table:formula="of:=SIN(([.AF6]*PI()/180))*[.$B$2]" office:value-type="float" office:value="1024" calcext:value-type="float">
            <text:p>1.024,00</text:p>
          </table:table-cell>
          <table:table-cell table:style-name="ce7" table:formula="of:=SIN(([.AG6]*PI()/180))*[.$B$2]" office:value-type="float" office:value="1022.59664358868" calcext:value-type="float">
            <text:p>1.022,60</text:p>
          </table:table-cell>
          <table:table-cell table:style-name="ce5" table:formula="of:=SIN(([.AH6]*PI()/180))*[.$B$2]" office:value-type="float" office:value="1018.39042085711" calcext:value-type="float">
            <text:p>1.018,39</text:p>
          </table:table-cell>
          <table:table-cell table:style-name="ce7" table:formula="of:=SIN(([.AI6]*PI()/180))*[.$B$2]" office:value-type="float" office:value="1011.39286076942" calcext:value-type="float">
            <text:p>1.011,39</text:p>
          </table:table-cell>
          <table:table-cell table:style-name="ce5" table:formula="of:=SIN(([.AJ6]*PI()/180))*[.$B$2]" office:value-type="float" office:value="1001.62314315142" calcext:value-type="float">
            <text:p>1.001,62</text:p>
          </table:table-cell>
          <table:table-cell table:style-name="ce7" table:formula="of:=SIN(([.AK6]*PI()/180))*[.$B$2]" office:value-type="float" office:value="989.108046120006" calcext:value-type="float">
            <text:p>989,11</text:p>
          </table:table-cell>
          <table:table-cell table:style-name="ce5" table:formula="of:=SIN(([.AL6]*PI()/180))*[.$B$2]" office:value-type="float" office:value="973.881872686237" calcext:value-type="float">
            <text:p>973,88</text:p>
          </table:table-cell>
          <table:table-cell table:style-name="ce7" table:formula="of:=SIN(([.AM6]*PI()/180))*[.$B$2]" office:value-type="float" office:value="955.986356733135" calcext:value-type="float">
            <text:p>955,99</text:p>
          </table:table-cell>
          <table:table-cell table:style-name="ce5" table:formula="of:=SIN(([.AN6]*PI()/180))*[.$B$2]" office:value-type="float" office:value="935.470548626024" calcext:value-type="float">
            <text:p>935,47</text:p>
          </table:table-cell>
          <table:table-cell table:style-name="ce7" table:formula="of:=SIN(([.AO6]*PI()/180))*[.$B$2]" office:value-type="float" office:value="912.390680768889" calcext:value-type="float">
            <text:p>912,39</text:p>
          </table:table-cell>
          <table:table-cell table:style-name="ce5" table:formula="of:=SIN(([.AP6]*PI()/180))*[.$B$2]" office:value-type="float" office:value="886.810013475265" calcext:value-type="float">
            <text:p>886,81</text:p>
          </table:table-cell>
          <table:table-cell table:style-name="ce7" table:formula="of:=SIN(([.AQ6]*PI()/180))*[.$B$2]" office:value-type="float" office:value="858.798661576114" calcext:value-type="float">
            <text:p>858,80</text:p>
          </table:table-cell>
          <table:table-cell table:style-name="ce5" table:formula="of:=SIN(([.AR6]*PI()/180))*[.$B$2]" office:value-type="float" office:value="828.433402239946" calcext:value-type="float">
            <text:p>828,43</text:p>
          </table:table-cell>
          <table:table-cell table:style-name="ce7" table:formula="of:=SIN(([.AS6]*PI()/180))*[.$B$2]" office:value-type="float" office:value="795.797464531938" calcext:value-type="float">
            <text:p>795,80</text:p>
          </table:table-cell>
          <table:table-cell table:style-name="ce5" table:formula="of:=SIN(([.AT6]*PI()/180))*[.$B$2]" office:value-type="float" office:value="760.980301288852" calcext:value-type="float">
            <text:p>760,98</text:p>
          </table:table-cell>
          <table:table-cell table:style-name="ce7" table:formula="of:=SIN(([.AU6]*PI()/180))*[.$B$2]" office:value-type="float" office:value="724.077343935025" calcext:value-type="float">
            <text:p>724,08</text:p>
          </table:table-cell>
          <table:table-cell table:style-name="ce5" table:formula="of:=SIN(([.AV6]*PI()/180))*[.$B$2]" office:value-type="float" office:value="685.189740911471" calcext:value-type="float">
            <text:p>685,19</text:p>
          </table:table-cell>
          <table:table-cell table:style-name="ce7" table:formula="of:=SIN(([.AW6]*PI()/180))*[.$B$2]" office:value-type="float" office:value="644.424080435034" calcext:value-type="float">
            <text:p>644,42</text:p>
          </table:table-cell>
          <table:table-cell table:style-name="ce5" table:formula="of:=SIN(([.AX6]*PI()/180))*[.$B$2]" office:value-type="float" office:value="601.892098347493" calcext:value-type="float">
            <text:p>601,89</text:p>
          </table:table-cell>
          <table:table-cell table:style-name="ce7" table:formula="of:=SIN(([.AY6]*PI()/180))*[.$B$2]" office:value-type="float" office:value="557.710371855388" calcext:value-type="float">
            <text:p>557,71</text:p>
          </table:table-cell>
          <table:table-cell table:style-name="ce5" table:formula="of:=SIN(([.AZ6]*PI()/180))*[.$B$2]" office:value-type="float" office:value="512" calcext:value-type="float">
            <text:p>512,00</text:p>
          </table:table-cell>
          <table:table-cell table:style-name="ce7" table:formula="of:=SIN(([.BA6]*PI()/180))*[.$B$2]" office:value-type="float" office:value="464.886271733296" calcext:value-type="float">
            <text:p>464,89</text:p>
          </table:table-cell>
          <table:table-cell table:style-name="ce5" table:formula="of:=SIN(([.BB6]*PI()/180))*[.$B$2]" office:value-type="float" office:value="416.49832250962" calcext:value-type="float">
            <text:p>416,50</text:p>
          </table:table-cell>
          <table:table-cell table:style-name="ce7" table:formula="of:=SIN(([.BC6]*PI()/180))*[.$B$2]" office:value-type="float" office:value="366.968780334387" calcext:value-type="float">
            <text:p>366,97</text:p>
          </table:table-cell>
          <table:table-cell table:style-name="ce5" table:formula="of:=SIN(([.BD6]*PI()/180))*[.$B$2]" office:value-type="float" office:value="316.433402239946" calcext:value-type="float">
            <text:p>316,43</text:p>
          </table:table-cell>
          <table:table-cell table:style-name="ce7" table:formula="of:=SIN(([.BE6]*PI()/180))*[.$B$2]" office:value-type="float" office:value="265.030702184981" calcext:value-type="float">
            <text:p>265,03</text:p>
          </table:table-cell>
          <table:table-cell table:style-name="ce5" table:formula="of:=SIN(([.BF6]*PI()/180))*[.$B$2]" office:value-type="float" office:value="212.901571397386" calcext:value-type="float">
            <text:p>212,90</text:p>
          </table:table-cell>
          <table:table-cell table:style-name="ce7" table:formula="of:=SIN(([.BG6]*PI()/180))*[.$B$2]" office:value-type="float" office:value="160.188892201197" calcext:value-type="float">
            <text:p>160,19</text:p>
          </table:table-cell>
          <table:table-cell table:style-name="ce5" table:formula="of:=SIN(([.BH6]*PI()/180))*[.$B$2]" office:value-type="float" office:value="107.037146386077" calcext:value-type="float">
            <text:p>107,04</text:p>
          </table:table-cell>
          <table:table-cell table:style-name="ce7" table:formula="of:=SIN(([.BI6]*PI()/180))*[.$B$2]" office:value-type="float" office:value="53.5920191927745" calcext:value-type="float">
            <text:p>53,59</text:p>
          </table:table-cell>
          <table:table-cell table:style-name="ce5" table:formula="of:=SIN(([.BJ6]*PI()/180))*[.$B$2]" office:value-type="float" office:value="0.000000000000125403832232689" calcext:value-type="float">
            <text:p>0,00</text:p>
          </table:table-cell>
          <table:table-cell table:style-name="ce7" table:formula="of:=SIN(([.BK6]*PI()/180))*[.$B$2]" office:value-type="float" office:value="-53.5920191927742" calcext:value-type="float">
            <text:p>-53,59</text:p>
          </table:table-cell>
          <table:table-cell table:style-name="ce5" table:formula="of:=SIN(([.BL6]*PI()/180))*[.$B$2]" office:value-type="float" office:value="-107.037146386077" calcext:value-type="float">
            <text:p>-107,04</text:p>
          </table:table-cell>
          <table:table-cell table:style-name="ce7" table:formula="of:=SIN(([.BM6]*PI()/180))*[.$B$2]" office:value-type="float" office:value="-160.188892201196" calcext:value-type="float">
            <text:p>-160,19</text:p>
          </table:table-cell>
          <table:table-cell table:style-name="ce5" table:formula="of:=SIN(([.BN6]*PI()/180))*[.$B$2]" office:value-type="float" office:value="-212.901571397385" calcext:value-type="float">
            <text:p>-212,90</text:p>
          </table:table-cell>
          <table:table-cell table:style-name="ce7" table:formula="of:=SIN(([.BO6]*PI()/180))*[.$B$2]" office:value-type="float" office:value="-265.030702184981" calcext:value-type="float">
            <text:p>-265,03</text:p>
          </table:table-cell>
          <table:table-cell table:style-name="ce5" table:formula="of:=SIN(([.BP6]*PI()/180))*[.$B$2]" office:value-type="float" office:value="-316.433402239946" calcext:value-type="float">
            <text:p>-316,43</text:p>
          </table:table-cell>
          <table:table-cell table:style-name="ce7" table:formula="of:=SIN(([.BQ6]*PI()/180))*[.$B$2]" office:value-type="float" office:value="-366.968780334388" calcext:value-type="float">
            <text:p>-366,97</text:p>
          </table:table-cell>
          <table:table-cell table:style-name="ce5" table:formula="of:=SIN(([.BR6]*PI()/180))*[.$B$2]" office:value-type="float" office:value="-416.498322509619" calcext:value-type="float">
            <text:p>-416,50</text:p>
          </table:table-cell>
          <table:table-cell table:style-name="ce7" table:formula="of:=SIN(([.BS6]*PI()/180))*[.$B$2]" office:value-type="float" office:value="-464.886271733295" calcext:value-type="float">
            <text:p>-464,89</text:p>
          </table:table-cell>
          <table:table-cell table:style-name="ce5" table:formula="of:=SIN(([.BT6]*PI()/180))*[.$B$2]" office:value-type="float" office:value="-512" calcext:value-type="float">
            <text:p>-512,00</text:p>
          </table:table-cell>
          <table:table-cell table:style-name="ce7" table:formula="of:=SIN(([.BU6]*PI()/180))*[.$B$2]" office:value-type="float" office:value="-557.710371855388" calcext:value-type="float">
            <text:p>-557,71</text:p>
          </table:table-cell>
          <table:table-cell table:style-name="ce5" table:formula="of:=SIN(([.BV6]*PI()/180))*[.$B$2]" office:value-type="float" office:value="-601.892098347492" calcext:value-type="float">
            <text:p>-601,89</text:p>
          </table:table-cell>
          <table:table-cell table:style-name="ce7" table:formula="of:=SIN(([.BW6]*PI()/180))*[.$B$2]" office:value-type="float" office:value="-644.424080435034" calcext:value-type="float">
            <text:p>-644,42</text:p>
          </table:table-cell>
          <table:table-cell table:style-name="ce5" table:formula="of:=SIN(([.BX6]*PI()/180))*[.$B$2]" office:value-type="float" office:value="-685.189740911471" calcext:value-type="float">
            <text:p>-685,19</text:p>
          </table:table-cell>
          <table:table-cell table:style-name="ce7" table:formula="of:=SIN(([.BY6]*PI()/180))*[.$B$2]" office:value-type="float" office:value="-724.077343935025" calcext:value-type="float">
            <text:p>-724,08</text:p>
          </table:table-cell>
          <table:table-cell table:style-name="ce5" table:formula="of:=SIN(([.BZ6]*PI()/180))*[.$B$2]" office:value-type="float" office:value="-760.980301288851" calcext:value-type="float">
            <text:p>-760,98</text:p>
          </table:table-cell>
          <table:table-cell table:style-name="ce7" table:formula="of:=SIN(([.CA6]*PI()/180))*[.$B$2]" office:value-type="float" office:value="-795.797464531939" calcext:value-type="float">
            <text:p>-795,80</text:p>
          </table:table-cell>
          <table:table-cell table:style-name="ce5" table:formula="of:=SIN(([.CB6]*PI()/180))*[.$B$2]" office:value-type="float" office:value="-828.433402239946" calcext:value-type="float">
            <text:p>-828,43</text:p>
          </table:table-cell>
          <table:table-cell table:style-name="ce7" table:formula="of:=SIN(([.CC6]*PI()/180))*[.$B$2]" office:value-type="float" office:value="-858.798661576114" calcext:value-type="float">
            <text:p>-858,80</text:p>
          </table:table-cell>
          <table:table-cell table:style-name="ce5" table:formula="of:=SIN(([.CD6]*PI()/180))*[.$B$2]" office:value-type="float" office:value="-886.810013475265" calcext:value-type="float">
            <text:p>-886,81</text:p>
          </table:table-cell>
          <table:table-cell table:style-name="ce7" table:formula="of:=SIN(([.CE6]*PI()/180))*[.$B$2]" office:value-type="float" office:value="-912.390680768889" calcext:value-type="float">
            <text:p>-912,39</text:p>
          </table:table-cell>
          <table:table-cell table:style-name="ce5" table:formula="of:=SIN(([.CF6]*PI()/180))*[.$B$2]" office:value-type="float" office:value="-935.470548626024" calcext:value-type="float">
            <text:p>-935,47</text:p>
          </table:table-cell>
          <table:table-cell table:style-name="ce7" table:formula="of:=SIN(([.CG6]*PI()/180))*[.$B$2]" office:value-type="float" office:value="-955.986356733134" calcext:value-type="float">
            <text:p>-955,99</text:p>
          </table:table-cell>
          <table:table-cell table:style-name="ce5" table:formula="of:=SIN(([.CH6]*PI()/180))*[.$B$2]" office:value-type="float" office:value="-973.881872686237" calcext:value-type="float">
            <text:p>-973,88</text:p>
          </table:table-cell>
          <table:table-cell table:style-name="ce7" table:formula="of:=SIN(([.CI6]*PI()/180))*[.$B$2]" office:value-type="float" office:value="-989.108046120006" calcext:value-type="float">
            <text:p>-989,11</text:p>
          </table:table-cell>
          <table:table-cell table:style-name="ce5" table:formula="of:=SIN(([.CJ6]*PI()/180))*[.$B$2]" office:value-type="float" office:value="-1001.62314315142" calcext:value-type="float">
            <text:p>-1.001,62</text:p>
          </table:table-cell>
          <table:table-cell table:style-name="ce7" table:formula="of:=SIN(([.CK6]*PI()/180))*[.$B$2]" office:value-type="float" office:value="-1011.39286076942" calcext:value-type="float">
            <text:p>-1.011,39</text:p>
          </table:table-cell>
          <table:table-cell table:style-name="ce5" table:formula="of:=SIN(([.CL6]*PI()/180))*[.$B$2]" office:value-type="float" office:value="-1018.39042085711" calcext:value-type="float">
            <text:p>-1.018,39</text:p>
          </table:table-cell>
          <table:table-cell table:style-name="ce7" table:formula="of:=SIN(([.CM6]*PI()/180))*[.$B$2]" office:value-type="float" office:value="-1022.59664358868" calcext:value-type="float">
            <text:p>-1.022,60</text:p>
          </table:table-cell>
          <table:table-cell table:style-name="ce5" table:formula="of:=SIN(([.CN6]*PI()/180))*[.$B$2]" office:value-type="float" office:value="-1024" calcext:value-type="float">
            <text:p>-1.024,00</text:p>
          </table:table-cell>
          <table:table-cell table:style-name="ce7" table:formula="of:=SIN(([.CO6]*PI()/180))*[.$B$2]" office:value-type="float" office:value="-1022.59664358868" calcext:value-type="float">
            <text:p>-1.022,60</text:p>
          </table:table-cell>
          <table:table-cell table:style-name="ce5" table:formula="of:=SIN(([.CP6]*PI()/180))*[.$B$2]" office:value-type="float" office:value="-1018.39042085711" calcext:value-type="float">
            <text:p>-1.018,39</text:p>
          </table:table-cell>
          <table:table-cell table:style-name="ce7" table:formula="of:=SIN(([.CQ6]*PI()/180))*[.$B$2]" office:value-type="float" office:value="-1011.39286076942" calcext:value-type="float">
            <text:p>-1.011,39</text:p>
          </table:table-cell>
          <table:table-cell table:style-name="ce5" table:formula="of:=SIN(([.CR6]*PI()/180))*[.$B$2]" office:value-type="float" office:value="-1001.62314315142" calcext:value-type="float">
            <text:p>-1.001,62</text:p>
          </table:table-cell>
          <table:table-cell table:style-name="ce7" table:formula="of:=SIN(([.CS6]*PI()/180))*[.$B$2]" office:value-type="float" office:value="-989.108046120006" calcext:value-type="float">
            <text:p>-989,11</text:p>
          </table:table-cell>
          <table:table-cell table:style-name="ce5" table:formula="of:=SIN(([.CT6]*PI()/180))*[.$B$2]" office:value-type="float" office:value="-973.881872686237" calcext:value-type="float">
            <text:p>-973,88</text:p>
          </table:table-cell>
          <table:table-cell table:style-name="ce7" table:formula="of:=SIN(([.CU6]*PI()/180))*[.$B$2]" office:value-type="float" office:value="-955.986356733135" calcext:value-type="float">
            <text:p>-955,99</text:p>
          </table:table-cell>
          <table:table-cell table:style-name="ce5" table:formula="of:=SIN(([.CV6]*PI()/180))*[.$B$2]" office:value-type="float" office:value="-935.470548626023" calcext:value-type="float">
            <text:p>-935,47</text:p>
          </table:table-cell>
          <table:table-cell table:style-name="ce7" table:formula="of:=SIN(([.CW6]*PI()/180))*[.$B$2]" office:value-type="float" office:value="-912.390680768889" calcext:value-type="float">
            <text:p>-912,39</text:p>
          </table:table-cell>
          <table:table-cell table:style-name="ce5" table:formula="of:=SIN(([.CX6]*PI()/180))*[.$B$2]" office:value-type="float" office:value="-886.810013475265" calcext:value-type="float">
            <text:p>-886,81</text:p>
          </table:table-cell>
          <table:table-cell table:style-name="ce7" table:formula="of:=SIN(([.CY6]*PI()/180))*[.$B$2]" office:value-type="float" office:value="-858.798661576114" calcext:value-type="float">
            <text:p>-858,80</text:p>
          </table:table-cell>
          <table:table-cell table:style-name="ce5" table:formula="of:=SIN(([.CZ6]*PI()/180))*[.$B$2]" office:value-type="float" office:value="-828.433402239946" calcext:value-type="float">
            <text:p>-828,43</text:p>
          </table:table-cell>
          <table:table-cell table:style-name="ce7" table:formula="of:=SIN(([.DA6]*PI()/180))*[.$B$2]" office:value-type="float" office:value="-795.797464531938" calcext:value-type="float">
            <text:p>-795,80</text:p>
          </table:table-cell>
          <table:table-cell table:style-name="ce5" table:formula="of:=SIN(([.DB6]*PI()/180))*[.$B$2]" office:value-type="float" office:value="-760.980301288852" calcext:value-type="float">
            <text:p>-760,98</text:p>
          </table:table-cell>
          <table:table-cell table:style-name="ce7" table:formula="of:=SIN(([.DC6]*PI()/180))*[.$B$2]" office:value-type="float" office:value="-724.077343935025" calcext:value-type="float">
            <text:p>-724,08</text:p>
          </table:table-cell>
          <table:table-cell table:style-name="ce5" table:formula="of:=SIN(([.DD6]*PI()/180))*[.$B$2]" office:value-type="float" office:value="-685.189740911471" calcext:value-type="float">
            <text:p>-685,19</text:p>
          </table:table-cell>
          <table:table-cell table:style-name="ce7" table:formula="of:=SIN(([.DE6]*PI()/180))*[.$B$2]" office:value-type="float" office:value="-644.424080435034" calcext:value-type="float">
            <text:p>-644,42</text:p>
          </table:table-cell>
          <table:table-cell table:style-name="ce5" table:formula="of:=SIN(([.DF6]*PI()/180))*[.$B$2]" office:value-type="float" office:value="-601.892098347493" calcext:value-type="float">
            <text:p>-601,89</text:p>
          </table:table-cell>
          <table:table-cell table:style-name="ce7" table:formula="of:=SIN(([.DG6]*PI()/180))*[.$B$2]" office:value-type="float" office:value="-557.710371855388" calcext:value-type="float">
            <text:p>-557,71</text:p>
          </table:table-cell>
          <table:table-cell table:style-name="ce5" table:formula="of:=SIN(([.DH6]*PI()/180))*[.$B$2]" office:value-type="float" office:value="-512" calcext:value-type="float">
            <text:p>-512,00</text:p>
          </table:table-cell>
          <table:table-cell table:style-name="ce7" table:formula="of:=SIN(([.DI6]*PI()/180))*[.$B$2]" office:value-type="float" office:value="-464.886271733296" calcext:value-type="float">
            <text:p>-464,89</text:p>
          </table:table-cell>
          <table:table-cell table:style-name="ce5" table:formula="of:=SIN(([.DJ6]*PI()/180))*[.$B$2]" office:value-type="float" office:value="-416.498322509619" calcext:value-type="float">
            <text:p>-416,50</text:p>
          </table:table-cell>
          <table:table-cell table:style-name="ce7" table:formula="of:=SIN(([.DK6]*PI()/180))*[.$B$2]" office:value-type="float" office:value="-366.968780334388" calcext:value-type="float">
            <text:p>-366,97</text:p>
          </table:table-cell>
          <table:table-cell table:style-name="ce5" table:formula="of:=SIN(([.DL6]*PI()/180))*[.$B$2]" office:value-type="float" office:value="-316.433402239946" calcext:value-type="float">
            <text:p>-316,43</text:p>
          </table:table-cell>
          <table:table-cell table:style-name="ce7" table:formula="of:=SIN(([.DM6]*PI()/180))*[.$B$2]" office:value-type="float" office:value="-265.030702184981" calcext:value-type="float">
            <text:p>-265,03</text:p>
          </table:table-cell>
          <table:table-cell table:style-name="ce5" table:formula="of:=SIN(([.DN6]*PI()/180))*[.$B$2]" office:value-type="float" office:value="-212.901571397386" calcext:value-type="float">
            <text:p>-212,90</text:p>
          </table:table-cell>
          <table:table-cell table:style-name="ce7" table:formula="of:=SIN(([.DO6]*PI()/180))*[.$B$2]" office:value-type="float" office:value="-160.188892201197" calcext:value-type="float">
            <text:p>-160,19</text:p>
          </table:table-cell>
          <table:table-cell table:style-name="ce5" table:formula="of:=SIN(([.DP6]*PI()/180))*[.$B$2]" office:value-type="float" office:value="-107.037146386077" calcext:value-type="float">
            <text:p>-107,04</text:p>
          </table:table-cell>
          <table:table-cell table:style-name="ce7" table:formula="of:=SIN(([.DQ6]*PI()/180))*[.$B$2]" office:value-type="float" office:value="-53.592019192775" calcext:value-type="float">
            <text:p>-53,59</text:p>
          </table:table-cell>
          <table:table-cell table:style-name="ce5" table:formula="of:=SIN(([.DR6]*PI()/180))*[.$B$2]" office:value-type="float" office:value="-0.000000000000250807664465378" calcext:value-type="float">
            <text:p>0,00</text:p>
          </table:table-cell>
          <table:table-cell table:style-name="ce7" table:formula="of:=SIN(([.DS6]*PI()/180))*[.$B$2]" office:value-type="float" office:value="53.5920191927745" calcext:value-type="float">
            <text:p>53,59</text:p>
          </table:table-cell>
          <table:table-cell table:style-name="ce5" table:formula="of:=SIN(([.DT6]*PI()/180))*[.$B$2]" office:value-type="float" office:value="107.037146386077" calcext:value-type="float">
            <text:p>107,04</text:p>
          </table:table-cell>
          <table:table-cell table:style-name="ce7" table:formula="of:=SIN(([.DU6]*PI()/180))*[.$B$2]" office:value-type="float" office:value="160.188892201196" calcext:value-type="float">
            <text:p>160,19</text:p>
          </table:table-cell>
          <table:table-cell table:style-name="ce5" table:formula="of:=SIN(([.DV6]*PI()/180))*[.$B$2]" office:value-type="float" office:value="212.901571397385" calcext:value-type="float">
            <text:p>212,90</text:p>
          </table:table-cell>
          <table:table-cell table:style-name="ce7" table:formula="of:=SIN(([.DW6]*PI()/180))*[.$B$2]" office:value-type="float" office:value="265.030702184981" calcext:value-type="float">
            <text:p>265,03</text:p>
          </table:table-cell>
          <table:table-cell table:style-name="ce5" table:formula="of:=SIN(([.DX6]*PI()/180))*[.$B$2]" office:value-type="float" office:value="316.433402239946" calcext:value-type="float">
            <text:p>316,43</text:p>
          </table:table-cell>
          <table:table-cell table:style-name="ce7" table:formula="of:=SIN(([.DY6]*PI()/180))*[.$B$2]" office:value-type="float" office:value="366.968780334387" calcext:value-type="float">
            <text:p>366,97</text:p>
          </table:table-cell>
          <table:table-cell table:style-name="ce5" table:formula="of:=SIN(([.DZ6]*PI()/180))*[.$B$2]" office:value-type="float" office:value="416.498322509619" calcext:value-type="float">
            <text:p>416,50</text:p>
          </table:table-cell>
          <table:table-cell table:style-name="ce7" table:formula="of:=SIN(([.EA6]*PI()/180))*[.$B$2]" office:value-type="float" office:value="464.886271733297" calcext:value-type="float">
            <text:p>464,89</text:p>
          </table:table-cell>
          <table:table-cell table:style-name="ce5" table:formula="of:=SIN(([.EB6]*PI()/180))*[.$B$2]" office:value-type="float" office:value="511.999999999999" calcext:value-type="float">
            <text:p>512,00</text:p>
          </table:table-cell>
          <table:table-cell table:style-name="ce7" table:formula="of:=SIN(([.EC6]*PI()/180))*[.$B$2]" office:value-type="float" office:value="557.710371855387" calcext:value-type="float">
            <text:p>557,71</text:p>
          </table:table-cell>
          <table:table-cell table:style-name="ce5" table:formula="of:=SIN(([.ED6]*PI()/180))*[.$B$2]" office:value-type="float" office:value="601.892098347493" calcext:value-type="float">
            <text:p>601,89</text:p>
          </table:table-cell>
          <table:table-cell table:style-name="ce7" table:formula="of:=SIN(([.EE6]*PI()/180))*[.$B$2]" office:value-type="float" office:value="644.424080435033" calcext:value-type="float">
            <text:p>644,42</text:p>
          </table:table-cell>
          <table:table-cell table:style-name="ce5" table:formula="of:=SIN(([.EF6]*PI()/180))*[.$B$2]" office:value-type="float" office:value="685.189740911471" calcext:value-type="float">
            <text:p>685,19</text:p>
          </table:table-cell>
          <table:table-cell table:style-name="ce7" table:formula="of:=SIN(([.EG6]*PI()/180))*[.$B$2]" office:value-type="float" office:value="724.077343935024" calcext:value-type="float">
            <text:p>724,08</text:p>
          </table:table-cell>
          <table:table-cell table:style-name="ce5" table:formula="of:=SIN(([.EH6]*PI()/180))*[.$B$2]" office:value-type="float" office:value="760.980301288851" calcext:value-type="float">
            <text:p>760,98</text:p>
          </table:table-cell>
          <table:table-cell table:style-name="ce7" table:formula="of:=SIN(([.EI6]*PI()/180))*[.$B$2]" office:value-type="float" office:value="795.797464531939" calcext:value-type="float">
            <text:p>795,80</text:p>
          </table:table-cell>
          <table:table-cell table:style-name="ce5" table:formula="of:=SIN(([.EJ6]*PI()/180))*[.$B$2]" office:value-type="float" office:value="828.433402239946" calcext:value-type="float">
            <text:p>828,43</text:p>
          </table:table-cell>
          <table:table-cell table:style-name="ce7" table:formula="of:=SIN(([.EK6]*PI()/180))*[.$B$2]" office:value-type="float" office:value="858.798661576114" calcext:value-type="float">
            <text:p>858,80</text:p>
          </table:table-cell>
          <table:table-cell table:style-name="ce5" table:formula="of:=SIN(([.EL6]*PI()/180))*[.$B$2]" office:value-type="float" office:value="886.810013475265" calcext:value-type="float">
            <text:p>886,81</text:p>
          </table:table-cell>
          <table:table-cell table:style-name="ce7" table:formula="of:=SIN(([.EM6]*PI()/180))*[.$B$2]" office:value-type="float" office:value="912.390680768888" calcext:value-type="float">
            <text:p>912,39</text:p>
          </table:table-cell>
          <table:table-cell table:style-name="ce5" table:formula="of:=SIN(([.EN6]*PI()/180))*[.$B$2]" office:value-type="float" office:value="935.470548626023" calcext:value-type="float">
            <text:p>935,47</text:p>
          </table:table-cell>
          <table:table-cell table:style-name="ce7" table:formula="of:=SIN(([.EO6]*PI()/180))*[.$B$2]" office:value-type="float" office:value="955.986356733135" calcext:value-type="float">
            <text:p>955,99</text:p>
          </table:table-cell>
          <table:table-cell table:style-name="ce5" table:formula="of:=SIN(([.EP6]*PI()/180))*[.$B$2]" office:value-type="float" office:value="973.881872686237" calcext:value-type="float">
            <text:p>973,88</text:p>
          </table:table-cell>
          <table:table-cell table:style-name="ce7" table:formula="of:=SIN(([.EQ6]*PI()/180))*[.$B$2]" office:value-type="float" office:value="989.108046120006" calcext:value-type="float">
            <text:p>989,11</text:p>
          </table:table-cell>
          <table:table-cell table:style-name="ce5" table:formula="of:=SIN(([.ER6]*PI()/180))*[.$B$2]" office:value-type="float" office:value="1001.62314315142" calcext:value-type="float">
            <text:p>1.001,62</text:p>
          </table:table-cell>
          <table:table-cell table:style-name="ce7" table:formula="of:=SIN(([.ES6]*PI()/180))*[.$B$2]" office:value-type="float" office:value="1011.39286076942" calcext:value-type="float">
            <text:p>1.011,39</text:p>
          </table:table-cell>
          <table:table-cell table:style-name="ce5" table:formula="of:=SIN(([.ET6]*PI()/180))*[.$B$2]" office:value-type="float" office:value="1018.39042085711" calcext:value-type="float">
            <text:p>1.018,39</text:p>
          </table:table-cell>
          <table:table-cell table:style-name="ce7" table:formula="of:=SIN(([.EU6]*PI()/180))*[.$B$2]" office:value-type="float" office:value="1022.59664358868" calcext:value-type="float">
            <text:p>1.022,60</text:p>
          </table:table-cell>
          <table:table-cell table:style-name="ce5" table:formula="of:=SIN(([.EV6]*PI()/180))*[.$B$2]" office:value-type="float" office:value="1024" calcext:value-type="float">
            <text:p>1.024,00</text:p>
          </table:table-cell>
          <table:table-cell table:style-name="ce7" table:formula="of:=SIN(([.EW6]*PI()/180))*[.$B$2]" office:value-type="float" office:value="1022.59664358868" calcext:value-type="float">
            <text:p>1.022,60</text:p>
          </table:table-cell>
          <table:table-cell table:style-name="ce5" table:formula="of:=SIN(([.EX6]*PI()/180))*[.$B$2]" office:value-type="float" office:value="1018.39042085711" calcext:value-type="float">
            <text:p>1.018,39</text:p>
          </table:table-cell>
          <table:table-cell table:style-name="ce7" table:formula="of:=SIN(([.EY6]*PI()/180))*[.$B$2]" office:value-type="float" office:value="1011.39286076942" calcext:value-type="float">
            <text:p>1.011,39</text:p>
          </table:table-cell>
          <table:table-cell table:style-name="ce5" table:formula="of:=SIN(([.EZ6]*PI()/180))*[.$B$2]" office:value-type="float" office:value="1001.62314315142" calcext:value-type="float">
            <text:p>1.001,62</text:p>
          </table:table-cell>
          <table:table-cell table:style-name="ce7" table:formula="of:=SIN(([.FA6]*PI()/180))*[.$B$2]" office:value-type="float" office:value="989.108046120006" calcext:value-type="float">
            <text:p>989,11</text:p>
          </table:table-cell>
          <table:table-cell table:style-name="ce5" table:formula="of:=SIN(([.FB6]*PI()/180))*[.$B$2]" office:value-type="float" office:value="973.881872686237" calcext:value-type="float">
            <text:p>973,88</text:p>
          </table:table-cell>
          <table:table-cell table:style-name="ce7" table:formula="of:=SIN(([.FC6]*PI()/180))*[.$B$2]" office:value-type="float" office:value="955.986356733135" calcext:value-type="float">
            <text:p>955,99</text:p>
          </table:table-cell>
          <table:table-cell table:style-name="ce5" table:formula="of:=SIN(([.FD6]*PI()/180))*[.$B$2]" office:value-type="float" office:value="935.470548626023" calcext:value-type="float">
            <text:p>935,47</text:p>
          </table:table-cell>
          <table:table-cell table:style-name="ce7" table:formula="of:=SIN(([.FE6]*PI()/180))*[.$B$2]" office:value-type="float" office:value="912.390680768888" calcext:value-type="float">
            <text:p>912,39</text:p>
          </table:table-cell>
          <table:table-cell table:style-name="ce5" table:formula="of:=SIN(([.FF6]*PI()/180))*[.$B$2]" office:value-type="float" office:value="886.810013475266" calcext:value-type="float">
            <text:p>886,81</text:p>
          </table:table-cell>
          <table:table-cell table:style-name="ce7" table:formula="of:=SIN(([.FG6]*PI()/180))*[.$B$2]" office:value-type="float" office:value="858.798661576115" calcext:value-type="float">
            <text:p>858,80</text:p>
          </table:table-cell>
          <table:table-cell table:style-name="ce5" table:formula="of:=SIN(([.FH6]*PI()/180))*[.$B$2]" office:value-type="float" office:value="828.433402239947" calcext:value-type="float">
            <text:p>828,43</text:p>
          </table:table-cell>
          <table:table-cell table:style-name="ce7" table:formula="of:=SIN(([.FI6]*PI()/180))*[.$B$2]" office:value-type="float" office:value="795.797464531938" calcext:value-type="float">
            <text:p>795,80</text:p>
          </table:table-cell>
          <table:table-cell table:style-name="ce5" table:formula="of:=SIN(([.FJ6]*PI()/180))*[.$B$2]" office:value-type="float" office:value="760.980301288851" calcext:value-type="float">
            <text:p>760,98</text:p>
          </table:table-cell>
          <table:table-cell table:style-name="ce7" table:formula="of:=SIN(([.FK6]*PI()/180))*[.$B$2]" office:value-type="float" office:value="724.077343935024" calcext:value-type="float">
            <text:p>724,08</text:p>
          </table:table-cell>
          <table:table-cell table:style-name="ce5" table:formula="of:=SIN(([.FL6]*PI()/180))*[.$B$2]" office:value-type="float" office:value="685.189740911472" calcext:value-type="float">
            <text:p>685,19</text:p>
          </table:table-cell>
          <table:table-cell table:style-name="ce7" table:formula="of:=SIN(([.FM6]*PI()/180))*[.$B$2]" office:value-type="float" office:value="644.424080435034" calcext:value-type="float">
            <text:p>644,42</text:p>
          </table:table-cell>
          <table:table-cell table:style-name="ce5" table:formula="of:=SIN(([.FN6]*PI()/180))*[.$B$2]" office:value-type="float" office:value="601.892098347493" calcext:value-type="float">
            <text:p>601,89</text:p>
          </table:table-cell>
          <table:table-cell table:style-name="ce7" table:formula="of:=SIN(([.FO6]*PI()/180))*[.$B$2]" office:value-type="float" office:value="557.710371855388" calcext:value-type="float">
            <text:p>557,71</text:p>
          </table:table-cell>
          <table:table-cell table:style-name="ce5" table:formula="of:=SIN(([.FP6]*PI()/180))*[.$B$2]" office:value-type="float" office:value="512" calcext:value-type="float">
            <text:p>512,00</text:p>
          </table:table-cell>
          <table:table-cell table:style-name="ce7" table:formula="of:=SIN(([.FQ6]*PI()/180))*[.$B$2]" office:value-type="float" office:value="464.886271733295" calcext:value-type="float">
            <text:p>464,89</text:p>
          </table:table-cell>
          <table:table-cell table:style-name="ce5" table:formula="of:=SIN(([.FR6]*PI()/180))*[.$B$2]" office:value-type="float" office:value="416.49832250962" calcext:value-type="float">
            <text:p>416,50</text:p>
          </table:table-cell>
          <table:table-cell table:style-name="ce7" table:formula="of:=SIN(([.FS6]*PI()/180))*[.$B$2]" office:value-type="float" office:value="366.968780334388" calcext:value-type="float">
            <text:p>366,97</text:p>
          </table:table-cell>
          <table:table-cell table:style-name="ce5" table:formula="of:=SIN(([.FT6]*PI()/180))*[.$B$2]" office:value-type="float" office:value="316.433402239947" calcext:value-type="float">
            <text:p>316,43</text:p>
          </table:table-cell>
          <table:table-cell table:style-name="ce7" table:formula="of:=SIN(([.FU6]*PI()/180))*[.$B$2]" office:value-type="float" office:value="265.030702184981" calcext:value-type="float">
            <text:p>265,03</text:p>
          </table:table-cell>
          <table:table-cell table:style-name="ce5" table:formula="of:=SIN(([.FV6]*PI()/180))*[.$B$2]" office:value-type="float" office:value="212.901571397385" calcext:value-type="float">
            <text:p>212,90</text:p>
          </table:table-cell>
          <table:table-cell table:style-name="ce7" table:formula="of:=SIN(([.FW6]*PI()/180))*[.$B$2]" office:value-type="float" office:value="160.188892201198" calcext:value-type="float">
            <text:p>160,19</text:p>
          </table:table-cell>
          <table:table-cell table:style-name="ce5" table:formula="of:=SIN(([.FX6]*PI()/180))*[.$B$2]" office:value-type="float" office:value="107.037146386078" calcext:value-type="float">
            <text:p>107,04</text:p>
          </table:table-cell>
          <table:table-cell table:style-name="ce7" table:formula="of:=SIN(([.FY6]*PI()/180))*[.$B$2]" office:value-type="float" office:value="53.5920191927752" calcext:value-type="float">
            <text:p>53,59</text:p>
          </table:table-cell>
          <table:table-cell table:style-name="ce5" table:formula="of:=SIN(([.FZ6]*PI()/180))*[.$B$2]" office:value-type="float" office:value="0.000000000000376211496698067" calcext:value-type="float">
            <text:p>0,00</text:p>
          </table:table-cell>
          <table:table-cell table:style-name="ce7" table:formula="of:=SIN(([.GA6]*PI()/180))*[.$B$2]" office:value-type="float" office:value="-53.5920191927744" calcext:value-type="float">
            <text:p>-53,59</text:p>
          </table:table-cell>
          <table:table-cell table:style-name="ce5" table:formula="of:=SIN(([.GB6]*PI()/180))*[.$B$2]" office:value-type="float" office:value="-107.037146386077" calcext:value-type="float">
            <text:p>-107,04</text:p>
          </table:table-cell>
          <table:table-cell table:style-name="ce7" table:formula="of:=SIN(([.GC6]*PI()/180))*[.$B$2]" office:value-type="float" office:value="-160.188892201195" calcext:value-type="float">
            <text:p>-160,19</text:p>
          </table:table-cell>
          <table:table-cell table:style-name="ce5" table:formula="of:=SIN(([.GD6]*PI()/180))*[.$B$2]" office:value-type="float" office:value="-212.901571397385" calcext:value-type="float">
            <text:p>-212,90</text:p>
          </table:table-cell>
          <table:table-cell table:style-name="ce7" table:formula="of:=SIN(([.GE6]*PI()/180))*[.$B$2]" office:value-type="float" office:value="-265.030702184982" calcext:value-type="float">
            <text:p>-265,03</text:p>
          </table:table-cell>
          <table:table-cell table:style-name="ce5" table:formula="of:=SIN(([.GF6]*PI()/180))*[.$B$2]" office:value-type="float" office:value="-316.433402239946" calcext:value-type="float">
            <text:p>-316,43</text:p>
          </table:table-cell>
          <table:table-cell table:style-name="ce7" table:formula="of:=SIN(([.GG6]*PI()/180))*[.$B$2]" office:value-type="float" office:value="-366.968780334387" calcext:value-type="float">
            <text:p>-366,97</text:p>
          </table:table-cell>
          <table:table-cell table:style-name="ce5" table:formula="of:=SIN(([.GH6]*PI()/180))*[.$B$2]" office:value-type="float" office:value="-416.498322509618" calcext:value-type="float">
            <text:p>-416,50</text:p>
          </table:table-cell>
          <table:table-cell table:style-name="ce7" table:formula="of:=SIN(([.GI6]*PI()/180))*[.$B$2]" office:value-type="float" office:value="-464.886271733295" calcext:value-type="float">
            <text:p>-464,89</text:p>
          </table:table-cell>
          <table:table-cell table:style-name="ce5" table:formula="of:=SIN(([.GJ6]*PI()/180))*[.$B$2]" office:value-type="float" office:value="-512.000000000001" calcext:value-type="float">
            <text:p>-512,00</text:p>
          </table:table-cell>
          <table:table-cell table:style-name="ce7" table:formula="of:=SIN(([.GK6]*PI()/180))*[.$B$2]" office:value-type="float" office:value="-557.710371855387" calcext:value-type="float">
            <text:p>-557,71</text:p>
          </table:table-cell>
          <table:table-cell table:style-name="ce5" table:formula="of:=SIN(([.GL6]*PI()/180))*[.$B$2]" office:value-type="float" office:value="-601.892098347492" calcext:value-type="float">
            <text:p>-601,89</text:p>
          </table:table-cell>
          <table:table-cell table:style-name="ce7" table:formula="of:=SIN(([.GM6]*PI()/180))*[.$B$2]" office:value-type="float" office:value="-644.424080435033" calcext:value-type="float">
            <text:p>-644,42</text:p>
          </table:table-cell>
          <table:table-cell table:style-name="ce5" table:formula="of:=SIN(([.GN6]*PI()/180))*[.$B$2]" office:value-type="float" office:value="-685.18974091147" calcext:value-type="float">
            <text:p>-685,19</text:p>
          </table:table-cell>
          <table:table-cell table:style-name="ce7" table:formula="of:=SIN(([.GO6]*PI()/180))*[.$B$2]" office:value-type="float" office:value="-724.077343935025" calcext:value-type="float">
            <text:p>-724,08</text:p>
          </table:table-cell>
          <table:table-cell table:style-name="ce5" table:formula="of:=SIN(([.GP6]*PI()/180))*[.$B$2]" office:value-type="float" office:value="-760.980301288852" calcext:value-type="float">
            <text:p>-760,98</text:p>
          </table:table-cell>
          <table:table-cell table:style-name="ce7" table:formula="of:=SIN(([.GQ6]*PI()/180))*[.$B$2]" office:value-type="float" office:value="-795.797464531938" calcext:value-type="float">
            <text:p>-795,80</text:p>
          </table:table-cell>
          <table:table-cell table:style-name="ce5" table:formula="of:=SIN(([.GR6]*PI()/180))*[.$B$2]" office:value-type="float" office:value="-828.433402239946" calcext:value-type="float">
            <text:p>-828,43</text:p>
          </table:table-cell>
          <table:table-cell table:style-name="ce7" table:formula="of:=SIN(([.GS6]*PI()/180))*[.$B$2]" office:value-type="float" office:value="-858.798661576113" calcext:value-type="float">
            <text:p>-858,80</text:p>
          </table:table-cell>
          <table:table-cell table:style-name="ce5" table:formula="of:=SIN(([.GT6]*PI()/180))*[.$B$2]" office:value-type="float" office:value="-886.810013475265" calcext:value-type="float">
            <text:p>-886,81</text:p>
          </table:table-cell>
          <table:table-cell table:style-name="ce7" table:formula="of:=SIN(([.GU6]*PI()/180))*[.$B$2]" office:value-type="float" office:value="-912.390680768889" calcext:value-type="float">
            <text:p>-912,39</text:p>
          </table:table-cell>
          <table:table-cell table:style-name="ce5" table:formula="of:=SIN(([.GV6]*PI()/180))*[.$B$2]" office:value-type="float" office:value="-935.470548626023" calcext:value-type="float">
            <text:p>-935,47</text:p>
          </table:table-cell>
          <table:table-cell table:style-name="ce7" table:formula="of:=SIN(([.GW6]*PI()/180))*[.$B$2]" office:value-type="float" office:value="-955.986356733134" calcext:value-type="float">
            <text:p>-955,99</text:p>
          </table:table-cell>
          <table:table-cell table:style-name="ce5" table:formula="of:=SIN(([.GX6]*PI()/180))*[.$B$2]" office:value-type="float" office:value="-973.881872686237" calcext:value-type="float">
            <text:p>-973,88</text:p>
          </table:table-cell>
          <table:table-cell table:style-name="ce7" table:formula="of:=SIN(([.GY6]*PI()/180))*[.$B$2]" office:value-type="float" office:value="-989.108046120006" calcext:value-type="float">
            <text:p>-989,11</text:p>
          </table:table-cell>
          <table:table-cell table:style-name="ce5" table:formula="of:=SIN(([.GZ6]*PI()/180))*[.$B$2]" office:value-type="float" office:value="-1001.62314315142" calcext:value-type="float">
            <text:p>-1.001,62</text:p>
          </table:table-cell>
          <table:table-cell table:style-name="ce7" table:formula="of:=SIN(([.HA6]*PI()/180))*[.$B$2]" office:value-type="float" office:value="-1011.39286076942" calcext:value-type="float">
            <text:p>-1.011,39</text:p>
          </table:table-cell>
          <table:table-cell table:style-name="ce5" table:formula="of:=SIN(([.HB6]*PI()/180))*[.$B$2]" office:value-type="float" office:value="-1018.39042085711" calcext:value-type="float">
            <text:p>-1.018,39</text:p>
          </table:table-cell>
          <table:table-cell table:style-name="ce7" table:formula="of:=SIN(([.HC6]*PI()/180))*[.$B$2]" office:value-type="float" office:value="-1022.59664358868" calcext:value-type="float">
            <text:p>-1.022,60</text:p>
          </table:table-cell>
          <table:table-cell table:style-name="ce5" table:formula="of:=SIN(([.HD6]*PI()/180))*[.$B$2]" office:value-type="float" office:value="-1024" calcext:value-type="float">
            <text:p>-1.024,00</text:p>
          </table:table-cell>
          <table:table-cell table:style-name="ce7" table:formula="of:=SIN(([.HE6]*PI()/180))*[.$B$2]" office:value-type="float" office:value="-1022.59664358868" calcext:value-type="float">
            <text:p>-1.022,60</text:p>
          </table:table-cell>
          <table:table-cell table:style-name="ce5" table:formula="of:=SIN(([.HF6]*PI()/180))*[.$B$2]" office:value-type="float" office:value="-1018.39042085711" calcext:value-type="float">
            <text:p>-1.018,39</text:p>
          </table:table-cell>
          <table:table-cell table:style-name="ce7" table:formula="of:=SIN(([.HG6]*PI()/180))*[.$B$2]" office:value-type="float" office:value="-1011.39286076942" calcext:value-type="float">
            <text:p>-1.011,39</text:p>
          </table:table-cell>
          <table:table-cell table:style-name="ce5" table:formula="of:=SIN(([.HH6]*PI()/180))*[.$B$2]" office:value-type="float" office:value="-1001.62314315142" calcext:value-type="float">
            <text:p>-1.001,62</text:p>
          </table:table-cell>
          <table:table-cell table:style-name="ce7" table:formula="of:=SIN(([.HI6]*PI()/180))*[.$B$2]" office:value-type="float" office:value="-989.108046120006" calcext:value-type="float">
            <text:p>-989,11</text:p>
          </table:table-cell>
          <table:table-cell table:style-name="ce5" table:formula="of:=SIN(([.HJ6]*PI()/180))*[.$B$2]" office:value-type="float" office:value="-973.881872686238" calcext:value-type="float">
            <text:p>-973,88</text:p>
          </table:table-cell>
          <table:table-cell table:style-name="ce7" table:formula="of:=SIN(([.HK6]*PI()/180))*[.$B$2]" office:value-type="float" office:value="-955.986356733135" calcext:value-type="float">
            <text:p>-955,99</text:p>
          </table:table-cell>
          <table:table-cell table:style-name="ce5" table:formula="of:=SIN(([.HL6]*PI()/180))*[.$B$2]" office:value-type="float" office:value="-935.470548626023" calcext:value-type="float">
            <text:p>-935,47</text:p>
          </table:table-cell>
          <table:table-cell table:style-name="ce7" table:formula="of:=SIN(([.HM6]*PI()/180))*[.$B$2]" office:value-type="float" office:value="-912.390680768888" calcext:value-type="float">
            <text:p>-912,39</text:p>
          </table:table-cell>
          <table:table-cell table:style-name="ce5" table:formula="of:=SIN(([.HN6]*PI()/180))*[.$B$2]" office:value-type="float" office:value="-886.810013475266" calcext:value-type="float">
            <text:p>-886,81</text:p>
          </table:table-cell>
          <table:table-cell table:style-name="ce7" table:formula="of:=SIN(([.HO6]*PI()/180))*[.$B$2]" office:value-type="float" office:value="-858.798661576115" calcext:value-type="float">
            <text:p>-858,80</text:p>
          </table:table-cell>
          <table:table-cell table:style-name="ce5" table:formula="of:=SIN(([.HP6]*PI()/180))*[.$B$2]" office:value-type="float" office:value="-828.433402239947" calcext:value-type="float">
            <text:p>-828,43</text:p>
          </table:table-cell>
          <table:table-cell table:style-name="ce7" table:formula="of:=SIN(([.HQ6]*PI()/180))*[.$B$2]" office:value-type="float" office:value="-795.797464531938" calcext:value-type="float">
            <text:p>-795,80</text:p>
          </table:table-cell>
          <table:table-cell table:style-name="ce5" table:formula="of:=SIN(([.HR6]*PI()/180))*[.$B$2]" office:value-type="float" office:value="-760.980301288852" calcext:value-type="float">
            <text:p>-760,98</text:p>
          </table:table-cell>
          <table:table-cell table:style-name="ce7" table:formula="of:=SIN(([.HS6]*PI()/180))*[.$B$2]" office:value-type="float" office:value="-724.077343935024" calcext:value-type="float">
            <text:p>-724,08</text:p>
          </table:table-cell>
          <table:table-cell table:style-name="ce5" table:formula="of:=SIN(([.HT6]*PI()/180))*[.$B$2]" office:value-type="float" office:value="-685.189740911472" calcext:value-type="float">
            <text:p>-685,19</text:p>
          </table:table-cell>
          <table:table-cell table:style-name="ce7" table:formula="of:=SIN(([.HU6]*PI()/180))*[.$B$2]" office:value-type="float" office:value="-644.424080435034" calcext:value-type="float">
            <text:p>-644,42</text:p>
          </table:table-cell>
          <table:table-cell table:style-name="ce5" table:formula="of:=SIN(([.HV6]*PI()/180))*[.$B$2]" office:value-type="float" office:value="-601.892098347493" calcext:value-type="float">
            <text:p>-601,89</text:p>
          </table:table-cell>
          <table:table-cell table:style-name="ce7" table:formula="of:=SIN(([.HW6]*PI()/180))*[.$B$2]" office:value-type="float" office:value="-557.710371855388" calcext:value-type="float">
            <text:p>-557,71</text:p>
          </table:table-cell>
          <table:table-cell table:style-name="ce5" table:formula="of:=SIN(([.HX6]*PI()/180))*[.$B$2]" office:value-type="float" office:value="-512" calcext:value-type="float">
            <text:p>-512,00</text:p>
          </table:table-cell>
          <table:table-cell table:style-name="ce7" table:formula="of:=SIN(([.HY6]*PI()/180))*[.$B$2]" office:value-type="float" office:value="-464.886271733297" calcext:value-type="float">
            <text:p>-464,89</text:p>
          </table:table-cell>
          <table:table-cell table:style-name="ce5" table:formula="of:=SIN(([.HZ6]*PI()/180))*[.$B$2]" office:value-type="float" office:value="-416.49832250962" calcext:value-type="float">
            <text:p>-416,50</text:p>
          </table:table-cell>
          <table:table-cell table:style-name="ce7" table:formula="of:=SIN(([.IA6]*PI()/180))*[.$B$2]" office:value-type="float" office:value="-366.968780334388" calcext:value-type="float">
            <text:p>-366,97</text:p>
          </table:table-cell>
          <table:table-cell table:style-name="ce5" table:formula="of:=SIN(([.IB6]*PI()/180))*[.$B$2]" office:value-type="float" office:value="-316.433402239947" calcext:value-type="float">
            <text:p>-316,43</text:p>
          </table:table-cell>
          <table:table-cell table:style-name="ce7" table:formula="of:=SIN(([.IC6]*PI()/180))*[.$B$2]" office:value-type="float" office:value="-265.030702184981" calcext:value-type="float">
            <text:p>-265,03</text:p>
          </table:table-cell>
          <table:table-cell table:style-name="ce5" table:formula="of:=SIN(([.ID6]*PI()/180))*[.$B$2]" office:value-type="float" office:value="-212.901571397385" calcext:value-type="float">
            <text:p>-212,90</text:p>
          </table:table-cell>
          <table:table-cell table:style-name="ce7" table:formula="of:=SIN(([.IE6]*PI()/180))*[.$B$2]" office:value-type="float" office:value="-160.188892201198" calcext:value-type="float">
            <text:p>-160,19</text:p>
          </table:table-cell>
          <table:table-cell table:style-name="ce5" table:formula="of:=SIN(([.IF6]*PI()/180))*[.$B$2]" office:value-type="float" office:value="-107.037146386078" calcext:value-type="float">
            <text:p>-107,04</text:p>
          </table:table-cell>
          <table:table-cell table:style-name="ce7" table:formula="of:=SIN(([.IG6]*PI()/180))*[.$B$2]" office:value-type="float" office:value="-53.5920191927753" calcext:value-type="float">
            <text:p>-53,59</text:p>
          </table:table-cell>
          <table:table-cell table:style-name="ce5" table:formula="of:=SIN(([.IH6]*PI()/180))*[.$B$2]" office:value-type="float" office:value="-0.000000000000501615328930756" calcext:value-type="float">
            <text:p>0,00</text:p>
          </table:table-cell>
          <table:table-cell table:style-name="ce7" table:formula="of:=SIN(([.II6]*PI()/180))*[.$B$2]" office:value-type="float" office:value="53.5920191927743" calcext:value-type="float">
            <text:p>53,59</text:p>
          </table:table-cell>
          <table:table-cell table:style-name="ce5" table:formula="of:=SIN(([.IJ6]*PI()/180))*[.$B$2]" office:value-type="float" office:value="107.037146386077" calcext:value-type="float">
            <text:p>107,04</text:p>
          </table:table-cell>
          <table:table-cell table:style-name="ce7" table:formula="of:=SIN(([.IK6]*PI()/180))*[.$B$2]" office:value-type="float" office:value="160.188892201195" calcext:value-type="float">
            <text:p>160,19</text:p>
          </table:table-cell>
          <table:table-cell table:style-name="ce5" table:formula="of:=SIN(([.IL6]*PI()/180))*[.$B$2]" office:value-type="float" office:value="212.901571397384" calcext:value-type="float">
            <text:p>212,90</text:p>
          </table:table-cell>
          <table:table-cell table:style-name="ce7" table:formula="of:=SIN(([.IM6]*PI()/180))*[.$B$2]" office:value-type="float" office:value="265.03070218498" calcext:value-type="float">
            <text:p>265,03</text:p>
          </table:table-cell>
          <table:table-cell table:style-name="ce5" table:formula="of:=SIN(([.IN6]*PI()/180))*[.$B$2]" office:value-type="float" office:value="316.433402239946" calcext:value-type="float">
            <text:p>316,43</text:p>
          </table:table-cell>
          <table:table-cell table:style-name="ce7" table:formula="of:=SIN(([.IO6]*PI()/180))*[.$B$2]" office:value-type="float" office:value="366.968780334387" calcext:value-type="float">
            <text:p>366,97</text:p>
          </table:table-cell>
          <table:table-cell table:style-name="ce5" table:formula="of:=SIN(([.IP6]*PI()/180))*[.$B$2]" office:value-type="float" office:value="416.498322509618" calcext:value-type="float">
            <text:p>416,50</text:p>
          </table:table-cell>
          <table:table-cell table:style-name="ce7" table:formula="of:=SIN(([.IQ6]*PI()/180))*[.$B$2]" office:value-type="float" office:value="464.886271733295" calcext:value-type="float">
            <text:p>464,89</text:p>
          </table:table-cell>
          <table:table-cell table:style-name="ce5" table:formula="of:=SIN(([.IR6]*PI()/180))*[.$B$2]" office:value-type="float" office:value="511.999999999999" calcext:value-type="float">
            <text:p>512,00</text:p>
          </table:table-cell>
          <table:table-cell table:style-name="ce7" table:formula="of:=SIN(([.IS6]*PI()/180))*[.$B$2]" office:value-type="float" office:value="557.710371855387" calcext:value-type="float">
            <text:p>557,71</text:p>
          </table:table-cell>
          <table:table-cell table:style-name="ce5" table:formula="of:=SIN(([.IT6]*PI()/180))*[.$B$2]" office:value-type="float" office:value="601.892098347492" calcext:value-type="float">
            <text:p>601,89</text:p>
          </table:table-cell>
          <table:table-cell table:style-name="ce7" table:formula="of:=SIN(([.IU6]*PI()/180))*[.$B$2]" office:value-type="float" office:value="644.424080435033" calcext:value-type="float">
            <text:p>644,42</text:p>
          </table:table-cell>
          <table:table-cell table:style-name="ce5" table:formula="of:=SIN(([.IV6]*PI()/180))*[.$B$2]" office:value-type="float" office:value="685.18974091147" calcext:value-type="float">
            <text:p>685,19</text:p>
          </table:table-cell>
          <table:table-cell table:style-name="ce7" table:formula="of:=SIN(([.IW6]*PI()/180))*[.$B$2]" office:value-type="float" office:value="724.077343935024" calcext:value-type="float">
            <text:p>724,08</text:p>
          </table:table-cell>
          <table:table-cell table:style-name="ce7" table:formula="of:=SIN(([.IX6]*PI()/180))*[.$B$2]" office:value-type="float" office:value="760.980301288851" calcext:value-type="float">
            <text:p>760,98</text:p>
          </table:table-cell>
        </table:table-row>
        <table:table-row table:style-name="ro1">
          <table:table-cell table:style-name="ce3" office:value-type="string" calcext:value-type="string">
            <text:p>Valor do ângulo:</text:p>
          </table:table-cell>
          <table:table-cell table:style-name="ce6" table:formula="of:=[.$D$2]*[.B4]" office:value-type="float" office:value="0" calcext:value-type="float">
            <text:p>0,00</text:p>
          </table:table-cell>
          <table:table-cell table:style-name="ce6" table:formula="of:=[.$D$2]*[.C4]" office:value-type="float" office:value="3" calcext:value-type="float">
            <text:p>3,00</text:p>
          </table:table-cell>
          <table:table-cell table:style-name="ce6" table:formula="of:=[.$D$2]*[.D4]" office:value-type="float" office:value="6" calcext:value-type="float">
            <text:p>6,00</text:p>
          </table:table-cell>
          <table:table-cell table:style-name="ce6" table:formula="of:=[.$D$2]*[.E4]" office:value-type="float" office:value="9" calcext:value-type="float">
            <text:p>9,00</text:p>
          </table:table-cell>
          <table:table-cell table:style-name="ce6" table:formula="of:=[.$D$2]*[.F4]" office:value-type="float" office:value="12" calcext:value-type="float">
            <text:p>12,00</text:p>
          </table:table-cell>
          <table:table-cell table:style-name="ce6" table:formula="of:=[.$D$2]*[.G4]" office:value-type="float" office:value="15" calcext:value-type="float">
            <text:p>15,00</text:p>
          </table:table-cell>
          <table:table-cell table:style-name="ce6" table:formula="of:=[.$D$2]*[.H4]" office:value-type="float" office:value="18" calcext:value-type="float">
            <text:p>18,00</text:p>
          </table:table-cell>
          <table:table-cell table:style-name="ce6" table:formula="of:=[.$D$2]*[.I4]" office:value-type="float" office:value="21" calcext:value-type="float">
            <text:p>21,00</text:p>
          </table:table-cell>
          <table:table-cell table:style-name="ce6" table:formula="of:=[.$D$2]*[.J4]" office:value-type="float" office:value="24" calcext:value-type="float">
            <text:p>24,00</text:p>
          </table:table-cell>
          <table:table-cell table:style-name="ce6" table:formula="of:=[.$D$2]*[.K4]" office:value-type="float" office:value="27" calcext:value-type="float">
            <text:p>27,00</text:p>
          </table:table-cell>
          <table:table-cell table:style-name="ce6" table:formula="of:=[.$D$2]*[.L4]" office:value-type="float" office:value="30" calcext:value-type="float">
            <text:p>30,00</text:p>
          </table:table-cell>
          <table:table-cell table:style-name="ce6" table:formula="of:=[.$D$2]*[.M4]" office:value-type="float" office:value="33" calcext:value-type="float">
            <text:p>33,00</text:p>
          </table:table-cell>
          <table:table-cell table:style-name="ce6" table:formula="of:=[.$D$2]*[.N4]" office:value-type="float" office:value="36" calcext:value-type="float">
            <text:p>36,00</text:p>
          </table:table-cell>
          <table:table-cell table:style-name="ce6" table:formula="of:=[.$D$2]*[.O4]" office:value-type="float" office:value="39" calcext:value-type="float">
            <text:p>39,00</text:p>
          </table:table-cell>
          <table:table-cell table:style-name="ce6" table:formula="of:=[.$D$2]*[.P4]" office:value-type="float" office:value="42" calcext:value-type="float">
            <text:p>42,00</text:p>
          </table:table-cell>
          <table:table-cell table:style-name="ce6" table:formula="of:=[.$D$2]*[.Q4]" office:value-type="float" office:value="45" calcext:value-type="float">
            <text:p>45,00</text:p>
          </table:table-cell>
          <table:table-cell table:style-name="ce6" table:formula="of:=[.$D$2]*[.R4]" office:value-type="float" office:value="48" calcext:value-type="float">
            <text:p>48,00</text:p>
          </table:table-cell>
          <table:table-cell table:style-name="ce6" table:formula="of:=[.$D$2]*[.S4]" office:value-type="float" office:value="51" calcext:value-type="float">
            <text:p>51,00</text:p>
          </table:table-cell>
          <table:table-cell table:style-name="ce6" table:formula="of:=[.$D$2]*[.T4]" office:value-type="float" office:value="54" calcext:value-type="float">
            <text:p>54,00</text:p>
          </table:table-cell>
          <table:table-cell table:style-name="ce6" table:formula="of:=[.$D$2]*[.U4]" office:value-type="float" office:value="57" calcext:value-type="float">
            <text:p>57,00</text:p>
          </table:table-cell>
          <table:table-cell table:style-name="ce6" table:formula="of:=[.$D$2]*[.V4]" office:value-type="float" office:value="60" calcext:value-type="float">
            <text:p>60,00</text:p>
          </table:table-cell>
          <table:table-cell table:style-name="ce6" table:formula="of:=[.$D$2]*[.W4]" office:value-type="float" office:value="63" calcext:value-type="float">
            <text:p>63,00</text:p>
          </table:table-cell>
          <table:table-cell table:style-name="ce6" table:formula="of:=[.$D$2]*[.X4]" office:value-type="float" office:value="66" calcext:value-type="float">
            <text:p>66,00</text:p>
          </table:table-cell>
          <table:table-cell table:style-name="ce6" table:formula="of:=[.$D$2]*[.Y4]" office:value-type="float" office:value="69" calcext:value-type="float">
            <text:p>69,00</text:p>
          </table:table-cell>
          <table:table-cell table:style-name="ce6" table:formula="of:=[.$D$2]*[.Z4]" office:value-type="float" office:value="72" calcext:value-type="float">
            <text:p>72,00</text:p>
          </table:table-cell>
          <table:table-cell table:style-name="ce6" table:formula="of:=[.$D$2]*[.AA4]" office:value-type="float" office:value="75" calcext:value-type="float">
            <text:p>75,00</text:p>
          </table:table-cell>
          <table:table-cell table:style-name="ce6" table:formula="of:=[.$D$2]*[.AB4]" office:value-type="float" office:value="78" calcext:value-type="float">
            <text:p>78,00</text:p>
          </table:table-cell>
          <table:table-cell table:style-name="ce6" table:formula="of:=[.$D$2]*[.AC4]" office:value-type="float" office:value="81" calcext:value-type="float">
            <text:p>81,00</text:p>
          </table:table-cell>
          <table:table-cell table:style-name="ce6" table:formula="of:=[.$D$2]*[.AD4]" office:value-type="float" office:value="84" calcext:value-type="float">
            <text:p>84,00</text:p>
          </table:table-cell>
          <table:table-cell table:style-name="ce6" table:formula="of:=[.$D$2]*[.AE4]" office:value-type="float" office:value="87" calcext:value-type="float">
            <text:p>87,00</text:p>
          </table:table-cell>
          <table:table-cell table:style-name="ce6" table:formula="of:=[.$D$2]*[.AF4]" office:value-type="float" office:value="90" calcext:value-type="float">
            <text:p>90,00</text:p>
          </table:table-cell>
          <table:table-cell table:style-name="ce6" table:formula="of:=[.$D$2]*[.AG4]" office:value-type="float" office:value="93" calcext:value-type="float">
            <text:p>93,00</text:p>
          </table:table-cell>
          <table:table-cell table:style-name="ce6" table:formula="of:=[.$D$2]*[.AH4]" office:value-type="float" office:value="96" calcext:value-type="float">
            <text:p>96,00</text:p>
          </table:table-cell>
          <table:table-cell table:style-name="ce6" table:formula="of:=[.$D$2]*[.AI4]" office:value-type="float" office:value="99" calcext:value-type="float">
            <text:p>99,00</text:p>
          </table:table-cell>
          <table:table-cell table:style-name="ce6" table:formula="of:=[.$D$2]*[.AJ4]" office:value-type="float" office:value="102" calcext:value-type="float">
            <text:p>102,00</text:p>
          </table:table-cell>
          <table:table-cell table:style-name="ce6" table:formula="of:=[.$D$2]*[.AK4]" office:value-type="float" office:value="105" calcext:value-type="float">
            <text:p>105,00</text:p>
          </table:table-cell>
          <table:table-cell table:style-name="ce6" table:formula="of:=[.$D$2]*[.AL4]" office:value-type="float" office:value="108" calcext:value-type="float">
            <text:p>108,00</text:p>
          </table:table-cell>
          <table:table-cell table:style-name="ce6" table:formula="of:=[.$D$2]*[.AM4]" office:value-type="float" office:value="111" calcext:value-type="float">
            <text:p>111,00</text:p>
          </table:table-cell>
          <table:table-cell table:style-name="ce6" table:formula="of:=[.$D$2]*[.AN4]" office:value-type="float" office:value="114" calcext:value-type="float">
            <text:p>114,00</text:p>
          </table:table-cell>
          <table:table-cell table:style-name="ce6" table:formula="of:=[.$D$2]*[.AO4]" office:value-type="float" office:value="117" calcext:value-type="float">
            <text:p>117,00</text:p>
          </table:table-cell>
          <table:table-cell table:style-name="ce6" table:formula="of:=[.$D$2]*[.AP4]" office:value-type="float" office:value="120" calcext:value-type="float">
            <text:p>120,00</text:p>
          </table:table-cell>
          <table:table-cell table:style-name="ce6" table:formula="of:=[.$D$2]*[.AQ4]" office:value-type="float" office:value="123" calcext:value-type="float">
            <text:p>123,00</text:p>
          </table:table-cell>
          <table:table-cell table:style-name="ce6" table:formula="of:=[.$D$2]*[.AR4]" office:value-type="float" office:value="126" calcext:value-type="float">
            <text:p>126,00</text:p>
          </table:table-cell>
          <table:table-cell table:style-name="ce6" table:formula="of:=[.$D$2]*[.AS4]" office:value-type="float" office:value="129" calcext:value-type="float">
            <text:p>129,00</text:p>
          </table:table-cell>
          <table:table-cell table:style-name="ce6" table:formula="of:=[.$D$2]*[.AT4]" office:value-type="float" office:value="132" calcext:value-type="float">
            <text:p>132,00</text:p>
          </table:table-cell>
          <table:table-cell table:style-name="ce6" table:formula="of:=[.$D$2]*[.AU4]" office:value-type="float" office:value="135" calcext:value-type="float">
            <text:p>135,00</text:p>
          </table:table-cell>
          <table:table-cell table:style-name="ce6" table:formula="of:=[.$D$2]*[.AV4]" office:value-type="float" office:value="138" calcext:value-type="float">
            <text:p>138,00</text:p>
          </table:table-cell>
          <table:table-cell table:style-name="ce6" table:formula="of:=[.$D$2]*[.AW4]" office:value-type="float" office:value="141" calcext:value-type="float">
            <text:p>141,00</text:p>
          </table:table-cell>
          <table:table-cell table:style-name="ce6" table:formula="of:=[.$D$2]*[.AX4]" office:value-type="float" office:value="144" calcext:value-type="float">
            <text:p>144,00</text:p>
          </table:table-cell>
          <table:table-cell table:style-name="ce6" table:formula="of:=[.$D$2]*[.AY4]" office:value-type="float" office:value="147" calcext:value-type="float">
            <text:p>147,00</text:p>
          </table:table-cell>
          <table:table-cell table:style-name="ce6" table:formula="of:=[.$D$2]*[.AZ4]" office:value-type="float" office:value="150" calcext:value-type="float">
            <text:p>150,00</text:p>
          </table:table-cell>
          <table:table-cell table:style-name="ce6" table:formula="of:=[.$D$2]*[.BA4]" office:value-type="float" office:value="153" calcext:value-type="float">
            <text:p>153,00</text:p>
          </table:table-cell>
          <table:table-cell table:style-name="ce6" table:formula="of:=[.$D$2]*[.BB4]" office:value-type="float" office:value="156" calcext:value-type="float">
            <text:p>156,00</text:p>
          </table:table-cell>
          <table:table-cell table:style-name="ce6" table:formula="of:=[.$D$2]*[.BC4]" office:value-type="float" office:value="159" calcext:value-type="float">
            <text:p>159,00</text:p>
          </table:table-cell>
          <table:table-cell table:style-name="ce6" table:formula="of:=[.$D$2]*[.BD4]" office:value-type="float" office:value="162" calcext:value-type="float">
            <text:p>162,00</text:p>
          </table:table-cell>
          <table:table-cell table:style-name="ce6" table:formula="of:=[.$D$2]*[.BE4]" office:value-type="float" office:value="165" calcext:value-type="float">
            <text:p>165,00</text:p>
          </table:table-cell>
          <table:table-cell table:style-name="ce6" table:formula="of:=[.$D$2]*[.BF4]" office:value-type="float" office:value="168" calcext:value-type="float">
            <text:p>168,00</text:p>
          </table:table-cell>
          <table:table-cell table:style-name="ce6" table:formula="of:=[.$D$2]*[.BG4]" office:value-type="float" office:value="171" calcext:value-type="float">
            <text:p>171,00</text:p>
          </table:table-cell>
          <table:table-cell table:style-name="ce6" table:formula="of:=[.$D$2]*[.BH4]" office:value-type="float" office:value="174" calcext:value-type="float">
            <text:p>174,00</text:p>
          </table:table-cell>
          <table:table-cell table:style-name="ce6" table:formula="of:=[.$D$2]*[.BI4]" office:value-type="float" office:value="177" calcext:value-type="float">
            <text:p>177,00</text:p>
          </table:table-cell>
          <table:table-cell table:style-name="ce6" table:formula="of:=[.$D$2]*[.BJ4]" office:value-type="float" office:value="180" calcext:value-type="float">
            <text:p>180,00</text:p>
          </table:table-cell>
          <table:table-cell table:style-name="ce6" table:formula="of:=[.$D$2]*[.BK4]" office:value-type="float" office:value="183" calcext:value-type="float">
            <text:p>183,00</text:p>
          </table:table-cell>
          <table:table-cell table:style-name="ce6" table:formula="of:=[.$D$2]*[.BL4]" office:value-type="float" office:value="186" calcext:value-type="float">
            <text:p>186,00</text:p>
          </table:table-cell>
          <table:table-cell table:style-name="ce6" table:formula="of:=[.$D$2]*[.BM4]" office:value-type="float" office:value="189" calcext:value-type="float">
            <text:p>189,00</text:p>
          </table:table-cell>
          <table:table-cell table:style-name="ce6" table:formula="of:=[.$D$2]*[.BN4]" office:value-type="float" office:value="192" calcext:value-type="float">
            <text:p>192,00</text:p>
          </table:table-cell>
          <table:table-cell table:style-name="ce6" table:formula="of:=[.$D$2]*[.BO4]" office:value-type="float" office:value="195" calcext:value-type="float">
            <text:p>195,00</text:p>
          </table:table-cell>
          <table:table-cell table:style-name="ce6" table:formula="of:=[.$D$2]*[.BP4]" office:value-type="float" office:value="198" calcext:value-type="float">
            <text:p>198,00</text:p>
          </table:table-cell>
          <table:table-cell table:style-name="ce6" table:formula="of:=[.$D$2]*[.BQ4]" office:value-type="float" office:value="201" calcext:value-type="float">
            <text:p>201,00</text:p>
          </table:table-cell>
          <table:table-cell table:style-name="ce6" table:formula="of:=[.$D$2]*[.BR4]" office:value-type="float" office:value="204" calcext:value-type="float">
            <text:p>204,00</text:p>
          </table:table-cell>
          <table:table-cell table:style-name="ce6" table:formula="of:=[.$D$2]*[.BS4]" office:value-type="float" office:value="207" calcext:value-type="float">
            <text:p>207,00</text:p>
          </table:table-cell>
          <table:table-cell table:style-name="ce6" table:formula="of:=[.$D$2]*[.BT4]" office:value-type="float" office:value="210" calcext:value-type="float">
            <text:p>210,00</text:p>
          </table:table-cell>
          <table:table-cell table:style-name="ce6" table:formula="of:=[.$D$2]*[.BU4]" office:value-type="float" office:value="213" calcext:value-type="float">
            <text:p>213,00</text:p>
          </table:table-cell>
          <table:table-cell table:style-name="ce6" table:formula="of:=[.$D$2]*[.BV4]" office:value-type="float" office:value="216" calcext:value-type="float">
            <text:p>216,00</text:p>
          </table:table-cell>
          <table:table-cell table:style-name="ce6" table:formula="of:=[.$D$2]*[.BW4]" office:value-type="float" office:value="219" calcext:value-type="float">
            <text:p>219,00</text:p>
          </table:table-cell>
          <table:table-cell table:style-name="ce6" table:formula="of:=[.$D$2]*[.BX4]" office:value-type="float" office:value="222" calcext:value-type="float">
            <text:p>222,00</text:p>
          </table:table-cell>
          <table:table-cell table:style-name="ce6" table:formula="of:=[.$D$2]*[.BY4]" office:value-type="float" office:value="225" calcext:value-type="float">
            <text:p>225,00</text:p>
          </table:table-cell>
          <table:table-cell table:style-name="ce6" table:formula="of:=[.$D$2]*[.BZ4]" office:value-type="float" office:value="228" calcext:value-type="float">
            <text:p>228,00</text:p>
          </table:table-cell>
          <table:table-cell table:style-name="ce6" table:formula="of:=[.$D$2]*[.CA4]" office:value-type="float" office:value="231" calcext:value-type="float">
            <text:p>231,00</text:p>
          </table:table-cell>
          <table:table-cell table:style-name="ce6" table:formula="of:=[.$D$2]*[.CB4]" office:value-type="float" office:value="234" calcext:value-type="float">
            <text:p>234,00</text:p>
          </table:table-cell>
          <table:table-cell table:style-name="ce6" table:formula="of:=[.$D$2]*[.CC4]" office:value-type="float" office:value="237" calcext:value-type="float">
            <text:p>237,00</text:p>
          </table:table-cell>
          <table:table-cell table:style-name="ce6" table:formula="of:=[.$D$2]*[.CD4]" office:value-type="float" office:value="240" calcext:value-type="float">
            <text:p>240,00</text:p>
          </table:table-cell>
          <table:table-cell table:style-name="ce6" table:formula="of:=[.$D$2]*[.CE4]" office:value-type="float" office:value="243" calcext:value-type="float">
            <text:p>243,00</text:p>
          </table:table-cell>
          <table:table-cell table:style-name="ce6" table:formula="of:=[.$D$2]*[.CF4]" office:value-type="float" office:value="246" calcext:value-type="float">
            <text:p>246,00</text:p>
          </table:table-cell>
          <table:table-cell table:style-name="ce6" table:formula="of:=[.$D$2]*[.CG4]" office:value-type="float" office:value="249" calcext:value-type="float">
            <text:p>249,00</text:p>
          </table:table-cell>
          <table:table-cell table:style-name="ce6" table:formula="of:=[.$D$2]*[.CH4]" office:value-type="float" office:value="252" calcext:value-type="float">
            <text:p>252,00</text:p>
          </table:table-cell>
          <table:table-cell table:style-name="ce6" table:formula="of:=[.$D$2]*[.CI4]" office:value-type="float" office:value="255" calcext:value-type="float">
            <text:p>255,00</text:p>
          </table:table-cell>
          <table:table-cell table:style-name="ce6" table:formula="of:=[.$D$2]*[.CJ4]" office:value-type="float" office:value="258" calcext:value-type="float">
            <text:p>258,00</text:p>
          </table:table-cell>
          <table:table-cell table:style-name="ce6" table:formula="of:=[.$D$2]*[.CK4]" office:value-type="float" office:value="261" calcext:value-type="float">
            <text:p>261,00</text:p>
          </table:table-cell>
          <table:table-cell table:style-name="ce6" table:formula="of:=[.$D$2]*[.CL4]" office:value-type="float" office:value="264" calcext:value-type="float">
            <text:p>264,00</text:p>
          </table:table-cell>
          <table:table-cell table:style-name="ce6" table:formula="of:=[.$D$2]*[.CM4]" office:value-type="float" office:value="267" calcext:value-type="float">
            <text:p>267,00</text:p>
          </table:table-cell>
          <table:table-cell table:style-name="ce6" table:formula="of:=[.$D$2]*[.CN4]" office:value-type="float" office:value="270" calcext:value-type="float">
            <text:p>270,00</text:p>
          </table:table-cell>
          <table:table-cell table:style-name="ce6" table:formula="of:=[.$D$2]*[.CO4]" office:value-type="float" office:value="273" calcext:value-type="float">
            <text:p>273,00</text:p>
          </table:table-cell>
          <table:table-cell table:style-name="ce6" table:formula="of:=[.$D$2]*[.CP4]" office:value-type="float" office:value="276" calcext:value-type="float">
            <text:p>276,00</text:p>
          </table:table-cell>
          <table:table-cell table:style-name="ce6" table:formula="of:=[.$D$2]*[.CQ4]" office:value-type="float" office:value="279" calcext:value-type="float">
            <text:p>279,00</text:p>
          </table:table-cell>
          <table:table-cell table:style-name="ce6" table:formula="of:=[.$D$2]*[.CR4]" office:value-type="float" office:value="282" calcext:value-type="float">
            <text:p>282,00</text:p>
          </table:table-cell>
          <table:table-cell table:style-name="ce6" table:formula="of:=[.$D$2]*[.CS4]" office:value-type="float" office:value="285" calcext:value-type="float">
            <text:p>285,00</text:p>
          </table:table-cell>
          <table:table-cell table:style-name="ce6" table:formula="of:=[.$D$2]*[.CT4]" office:value-type="float" office:value="288" calcext:value-type="float">
            <text:p>288,00</text:p>
          </table:table-cell>
          <table:table-cell table:style-name="ce6" table:formula="of:=[.$D$2]*[.CU4]" office:value-type="float" office:value="291" calcext:value-type="float">
            <text:p>291,00</text:p>
          </table:table-cell>
          <table:table-cell table:style-name="ce6" table:formula="of:=[.$D$2]*[.CV4]" office:value-type="float" office:value="294" calcext:value-type="float">
            <text:p>294,00</text:p>
          </table:table-cell>
          <table:table-cell table:style-name="ce6" table:formula="of:=[.$D$2]*[.CW4]" office:value-type="float" office:value="297" calcext:value-type="float">
            <text:p>297,00</text:p>
          </table:table-cell>
          <table:table-cell table:style-name="ce6" table:formula="of:=[.$D$2]*[.CX4]" office:value-type="float" office:value="300" calcext:value-type="float">
            <text:p>300,00</text:p>
          </table:table-cell>
          <table:table-cell table:style-name="ce6" table:formula="of:=[.$D$2]*[.CY4]" office:value-type="float" office:value="303" calcext:value-type="float">
            <text:p>303,00</text:p>
          </table:table-cell>
          <table:table-cell table:style-name="ce6" table:formula="of:=[.$D$2]*[.CZ4]" office:value-type="float" office:value="306" calcext:value-type="float">
            <text:p>306,00</text:p>
          </table:table-cell>
          <table:table-cell table:style-name="ce6" table:formula="of:=[.$D$2]*[.DA4]" office:value-type="float" office:value="309" calcext:value-type="float">
            <text:p>309,00</text:p>
          </table:table-cell>
          <table:table-cell table:style-name="ce6" table:formula="of:=[.$D$2]*[.DB4]" office:value-type="float" office:value="312" calcext:value-type="float">
            <text:p>312,00</text:p>
          </table:table-cell>
          <table:table-cell table:style-name="ce6" table:formula="of:=[.$D$2]*[.DC4]" office:value-type="float" office:value="315" calcext:value-type="float">
            <text:p>315,00</text:p>
          </table:table-cell>
          <table:table-cell table:style-name="ce6" table:formula="of:=[.$D$2]*[.DD4]" office:value-type="float" office:value="318" calcext:value-type="float">
            <text:p>318,00</text:p>
          </table:table-cell>
          <table:table-cell table:style-name="ce6" table:formula="of:=[.$D$2]*[.DE4]" office:value-type="float" office:value="321" calcext:value-type="float">
            <text:p>321,00</text:p>
          </table:table-cell>
          <table:table-cell table:style-name="ce6" table:formula="of:=[.$D$2]*[.DF4]" office:value-type="float" office:value="324" calcext:value-type="float">
            <text:p>324,00</text:p>
          </table:table-cell>
          <table:table-cell table:style-name="ce6" table:formula="of:=[.$D$2]*[.DG4]" office:value-type="float" office:value="327" calcext:value-type="float">
            <text:p>327,00</text:p>
          </table:table-cell>
          <table:table-cell table:style-name="ce6" table:formula="of:=[.$D$2]*[.DH4]" office:value-type="float" office:value="330" calcext:value-type="float">
            <text:p>330,00</text:p>
          </table:table-cell>
          <table:table-cell table:style-name="ce6" table:formula="of:=[.$D$2]*[.DI4]" office:value-type="float" office:value="333" calcext:value-type="float">
            <text:p>333,00</text:p>
          </table:table-cell>
          <table:table-cell table:style-name="ce6" table:formula="of:=[.$D$2]*[.DJ4]" office:value-type="float" office:value="336" calcext:value-type="float">
            <text:p>336,00</text:p>
          </table:table-cell>
          <table:table-cell table:style-name="ce6" table:formula="of:=[.$D$2]*[.DK4]" office:value-type="float" office:value="339" calcext:value-type="float">
            <text:p>339,00</text:p>
          </table:table-cell>
          <table:table-cell table:style-name="ce6" table:formula="of:=[.$D$2]*[.DL4]" office:value-type="float" office:value="342" calcext:value-type="float">
            <text:p>342,00</text:p>
          </table:table-cell>
          <table:table-cell table:style-name="ce6" table:formula="of:=[.$D$2]*[.DM4]" office:value-type="float" office:value="345" calcext:value-type="float">
            <text:p>345,00</text:p>
          </table:table-cell>
          <table:table-cell table:style-name="ce6" table:formula="of:=[.$D$2]*[.DN4]" office:value-type="float" office:value="348" calcext:value-type="float">
            <text:p>348,00</text:p>
          </table:table-cell>
          <table:table-cell table:style-name="ce6" table:formula="of:=[.$D$2]*[.DO4]" office:value-type="float" office:value="351" calcext:value-type="float">
            <text:p>351,00</text:p>
          </table:table-cell>
          <table:table-cell table:style-name="ce6" table:formula="of:=[.$D$2]*[.DP4]" office:value-type="float" office:value="354" calcext:value-type="float">
            <text:p>354,00</text:p>
          </table:table-cell>
          <table:table-cell table:style-name="ce6" table:formula="of:=[.$D$2]*[.DQ4]" office:value-type="float" office:value="357" calcext:value-type="float">
            <text:p>357,00</text:p>
          </table:table-cell>
          <table:table-cell table:style-name="ce6" table:formula="of:=[.$D$2]*[.DR4]" office:value-type="float" office:value="360" calcext:value-type="float">
            <text:p>360,00</text:p>
          </table:table-cell>
          <table:table-cell table:style-name="ce6" table:formula="of:=[.$D$2]*[.DS4]" office:value-type="float" office:value="363" calcext:value-type="float">
            <text:p>363,00</text:p>
          </table:table-cell>
          <table:table-cell table:style-name="ce6" table:formula="of:=[.$D$2]*[.DT4]" office:value-type="float" office:value="366" calcext:value-type="float">
            <text:p>366,00</text:p>
          </table:table-cell>
          <table:table-cell table:style-name="ce6" table:formula="of:=[.$D$2]*[.DU4]" office:value-type="float" office:value="369" calcext:value-type="float">
            <text:p>369,00</text:p>
          </table:table-cell>
          <table:table-cell table:style-name="ce6" table:formula="of:=[.$D$2]*[.DV4]" office:value-type="float" office:value="372" calcext:value-type="float">
            <text:p>372,00</text:p>
          </table:table-cell>
          <table:table-cell table:style-name="ce6" table:formula="of:=[.$D$2]*[.DW4]" office:value-type="float" office:value="375" calcext:value-type="float">
            <text:p>375,00</text:p>
          </table:table-cell>
          <table:table-cell table:style-name="ce6" table:formula="of:=[.$D$2]*[.DX4]" office:value-type="float" office:value="378" calcext:value-type="float">
            <text:p>378,00</text:p>
          </table:table-cell>
          <table:table-cell table:style-name="ce6" table:formula="of:=[.$D$2]*[.DY4]" office:value-type="float" office:value="381" calcext:value-type="float">
            <text:p>381,00</text:p>
          </table:table-cell>
          <table:table-cell table:style-name="ce6" table:formula="of:=[.$D$2]*[.DZ4]" office:value-type="float" office:value="384" calcext:value-type="float">
            <text:p>384,00</text:p>
          </table:table-cell>
          <table:table-cell table:style-name="ce6" table:formula="of:=[.$D$2]*[.EA4]" office:value-type="float" office:value="387" calcext:value-type="float">
            <text:p>387,00</text:p>
          </table:table-cell>
          <table:table-cell table:style-name="ce6" table:formula="of:=[.$D$2]*[.EB4]" office:value-type="float" office:value="390" calcext:value-type="float">
            <text:p>390,00</text:p>
          </table:table-cell>
          <table:table-cell table:style-name="ce6" table:formula="of:=[.$D$2]*[.EC4]" office:value-type="float" office:value="393" calcext:value-type="float">
            <text:p>393,00</text:p>
          </table:table-cell>
          <table:table-cell table:style-name="ce6" table:formula="of:=[.$D$2]*[.ED4]" office:value-type="float" office:value="396" calcext:value-type="float">
            <text:p>396,00</text:p>
          </table:table-cell>
          <table:table-cell table:style-name="ce6" table:formula="of:=[.$D$2]*[.EE4]" office:value-type="float" office:value="399" calcext:value-type="float">
            <text:p>399,00</text:p>
          </table:table-cell>
          <table:table-cell table:style-name="ce6" table:formula="of:=[.$D$2]*[.EF4]" office:value-type="float" office:value="402" calcext:value-type="float">
            <text:p>402,00</text:p>
          </table:table-cell>
          <table:table-cell table:style-name="ce6" table:formula="of:=[.$D$2]*[.EG4]" office:value-type="float" office:value="405" calcext:value-type="float">
            <text:p>405,00</text:p>
          </table:table-cell>
          <table:table-cell table:style-name="ce6" table:formula="of:=[.$D$2]*[.EH4]" office:value-type="float" office:value="408" calcext:value-type="float">
            <text:p>408,00</text:p>
          </table:table-cell>
          <table:table-cell table:style-name="ce6" table:formula="of:=[.$D$2]*[.EI4]" office:value-type="float" office:value="411" calcext:value-type="float">
            <text:p>411,00</text:p>
          </table:table-cell>
          <table:table-cell table:style-name="ce6" table:formula="of:=[.$D$2]*[.EJ4]" office:value-type="float" office:value="414" calcext:value-type="float">
            <text:p>414,00</text:p>
          </table:table-cell>
          <table:table-cell table:style-name="ce6" table:formula="of:=[.$D$2]*[.EK4]" office:value-type="float" office:value="417" calcext:value-type="float">
            <text:p>417,00</text:p>
          </table:table-cell>
          <table:table-cell table:style-name="ce6" table:formula="of:=[.$D$2]*[.EL4]" office:value-type="float" office:value="420" calcext:value-type="float">
            <text:p>420,00</text:p>
          </table:table-cell>
          <table:table-cell table:style-name="ce6" table:formula="of:=[.$D$2]*[.EM4]" office:value-type="float" office:value="423" calcext:value-type="float">
            <text:p>423,00</text:p>
          </table:table-cell>
          <table:table-cell table:style-name="ce6" table:formula="of:=[.$D$2]*[.EN4]" office:value-type="float" office:value="426" calcext:value-type="float">
            <text:p>426,00</text:p>
          </table:table-cell>
          <table:table-cell table:style-name="ce6" table:formula="of:=[.$D$2]*[.EO4]" office:value-type="float" office:value="429" calcext:value-type="float">
            <text:p>429,00</text:p>
          </table:table-cell>
          <table:table-cell table:style-name="ce6" table:formula="of:=[.$D$2]*[.EP4]" office:value-type="float" office:value="432" calcext:value-type="float">
            <text:p>432,00</text:p>
          </table:table-cell>
          <table:table-cell table:style-name="ce6" table:formula="of:=[.$D$2]*[.EQ4]" office:value-type="float" office:value="435" calcext:value-type="float">
            <text:p>435,00</text:p>
          </table:table-cell>
          <table:table-cell table:style-name="ce6" table:formula="of:=[.$D$2]*[.ER4]" office:value-type="float" office:value="438" calcext:value-type="float">
            <text:p>438,00</text:p>
          </table:table-cell>
          <table:table-cell table:style-name="ce6" table:formula="of:=[.$D$2]*[.ES4]" office:value-type="float" office:value="441" calcext:value-type="float">
            <text:p>441,00</text:p>
          </table:table-cell>
          <table:table-cell table:style-name="ce6" table:formula="of:=[.$D$2]*[.ET4]" office:value-type="float" office:value="444" calcext:value-type="float">
            <text:p>444,00</text:p>
          </table:table-cell>
          <table:table-cell table:style-name="ce6" table:formula="of:=[.$D$2]*[.EU4]" office:value-type="float" office:value="447" calcext:value-type="float">
            <text:p>447,00</text:p>
          </table:table-cell>
          <table:table-cell table:style-name="ce6" table:formula="of:=[.$D$2]*[.EV4]" office:value-type="float" office:value="450" calcext:value-type="float">
            <text:p>450,00</text:p>
          </table:table-cell>
          <table:table-cell table:style-name="ce6" table:formula="of:=[.$D$2]*[.EW4]" office:value-type="float" office:value="453" calcext:value-type="float">
            <text:p>453,00</text:p>
          </table:table-cell>
          <table:table-cell table:style-name="ce6" table:formula="of:=[.$D$2]*[.EX4]" office:value-type="float" office:value="456" calcext:value-type="float">
            <text:p>456,00</text:p>
          </table:table-cell>
          <table:table-cell table:style-name="ce6" table:formula="of:=[.$D$2]*[.EY4]" office:value-type="float" office:value="459" calcext:value-type="float">
            <text:p>459,00</text:p>
          </table:table-cell>
          <table:table-cell table:style-name="ce6" table:formula="of:=[.$D$2]*[.EZ4]" office:value-type="float" office:value="462" calcext:value-type="float">
            <text:p>462,00</text:p>
          </table:table-cell>
          <table:table-cell table:style-name="ce6" table:formula="of:=[.$D$2]*[.FA4]" office:value-type="float" office:value="465" calcext:value-type="float">
            <text:p>465,00</text:p>
          </table:table-cell>
          <table:table-cell table:style-name="ce6" table:formula="of:=[.$D$2]*[.FB4]" office:value-type="float" office:value="468" calcext:value-type="float">
            <text:p>468,00</text:p>
          </table:table-cell>
          <table:table-cell table:style-name="ce6" table:formula="of:=[.$D$2]*[.FC4]" office:value-type="float" office:value="471" calcext:value-type="float">
            <text:p>471,00</text:p>
          </table:table-cell>
          <table:table-cell table:style-name="ce6" table:formula="of:=[.$D$2]*[.FD4]" office:value-type="float" office:value="474" calcext:value-type="float">
            <text:p>474,00</text:p>
          </table:table-cell>
          <table:table-cell table:style-name="ce6" table:formula="of:=[.$D$2]*[.FE4]" office:value-type="float" office:value="477" calcext:value-type="float">
            <text:p>477,00</text:p>
          </table:table-cell>
          <table:table-cell table:style-name="ce6" table:formula="of:=[.$D$2]*[.FF4]" office:value-type="float" office:value="480" calcext:value-type="float">
            <text:p>480,00</text:p>
          </table:table-cell>
          <table:table-cell table:style-name="ce6" table:formula="of:=[.$D$2]*[.FG4]" office:value-type="float" office:value="483" calcext:value-type="float">
            <text:p>483,00</text:p>
          </table:table-cell>
          <table:table-cell table:style-name="ce6" table:formula="of:=[.$D$2]*[.FH4]" office:value-type="float" office:value="486" calcext:value-type="float">
            <text:p>486,00</text:p>
          </table:table-cell>
          <table:table-cell table:style-name="ce6" table:formula="of:=[.$D$2]*[.FI4]" office:value-type="float" office:value="489" calcext:value-type="float">
            <text:p>489,00</text:p>
          </table:table-cell>
          <table:table-cell table:style-name="ce6" table:formula="of:=[.$D$2]*[.FJ4]" office:value-type="float" office:value="492" calcext:value-type="float">
            <text:p>492,00</text:p>
          </table:table-cell>
          <table:table-cell table:style-name="ce6" table:formula="of:=[.$D$2]*[.FK4]" office:value-type="float" office:value="495" calcext:value-type="float">
            <text:p>495,00</text:p>
          </table:table-cell>
          <table:table-cell table:style-name="ce6" table:formula="of:=[.$D$2]*[.FL4]" office:value-type="float" office:value="498" calcext:value-type="float">
            <text:p>498,00</text:p>
          </table:table-cell>
          <table:table-cell table:style-name="ce6" table:formula="of:=[.$D$2]*[.FM4]" office:value-type="float" office:value="501" calcext:value-type="float">
            <text:p>501,00</text:p>
          </table:table-cell>
          <table:table-cell table:style-name="ce6" table:formula="of:=[.$D$2]*[.FN4]" office:value-type="float" office:value="504" calcext:value-type="float">
            <text:p>504,00</text:p>
          </table:table-cell>
          <table:table-cell table:style-name="ce6" table:formula="of:=[.$D$2]*[.FO4]" office:value-type="float" office:value="507" calcext:value-type="float">
            <text:p>507,00</text:p>
          </table:table-cell>
          <table:table-cell table:style-name="ce6" table:formula="of:=[.$D$2]*[.FP4]" office:value-type="float" office:value="510" calcext:value-type="float">
            <text:p>510,00</text:p>
          </table:table-cell>
          <table:table-cell table:style-name="ce6" table:formula="of:=[.$D$2]*[.FQ4]" office:value-type="float" office:value="513" calcext:value-type="float">
            <text:p>513,00</text:p>
          </table:table-cell>
          <table:table-cell table:style-name="ce6" table:formula="of:=[.$D$2]*[.FR4]" office:value-type="float" office:value="516" calcext:value-type="float">
            <text:p>516,00</text:p>
          </table:table-cell>
          <table:table-cell table:style-name="ce6" table:formula="of:=[.$D$2]*[.FS4]" office:value-type="float" office:value="519" calcext:value-type="float">
            <text:p>519,00</text:p>
          </table:table-cell>
          <table:table-cell table:style-name="ce6" table:formula="of:=[.$D$2]*[.FT4]" office:value-type="float" office:value="522" calcext:value-type="float">
            <text:p>522,00</text:p>
          </table:table-cell>
          <table:table-cell table:style-name="ce6" table:formula="of:=[.$D$2]*[.FU4]" office:value-type="float" office:value="525" calcext:value-type="float">
            <text:p>525,00</text:p>
          </table:table-cell>
          <table:table-cell table:style-name="ce6" table:formula="of:=[.$D$2]*[.FV4]" office:value-type="float" office:value="528" calcext:value-type="float">
            <text:p>528,00</text:p>
          </table:table-cell>
          <table:table-cell table:style-name="ce6" table:formula="of:=[.$D$2]*[.FW4]" office:value-type="float" office:value="531" calcext:value-type="float">
            <text:p>531,00</text:p>
          </table:table-cell>
          <table:table-cell table:style-name="ce6" table:formula="of:=[.$D$2]*[.FX4]" office:value-type="float" office:value="534" calcext:value-type="float">
            <text:p>534,00</text:p>
          </table:table-cell>
          <table:table-cell table:style-name="ce6" table:formula="of:=[.$D$2]*[.FY4]" office:value-type="float" office:value="537" calcext:value-type="float">
            <text:p>537,00</text:p>
          </table:table-cell>
          <table:table-cell table:style-name="ce6" table:formula="of:=[.$D$2]*[.FZ4]" office:value-type="float" office:value="540" calcext:value-type="float">
            <text:p>540,00</text:p>
          </table:table-cell>
          <table:table-cell table:style-name="ce6" table:formula="of:=[.$D$2]*[.GA4]" office:value-type="float" office:value="543" calcext:value-type="float">
            <text:p>543,00</text:p>
          </table:table-cell>
          <table:table-cell table:style-name="ce6" table:formula="of:=[.$D$2]*[.GB4]" office:value-type="float" office:value="546" calcext:value-type="float">
            <text:p>546,00</text:p>
          </table:table-cell>
          <table:table-cell table:style-name="ce6" table:formula="of:=[.$D$2]*[.GC4]" office:value-type="float" office:value="549" calcext:value-type="float">
            <text:p>549,00</text:p>
          </table:table-cell>
          <table:table-cell table:style-name="ce6" table:formula="of:=[.$D$2]*[.GD4]" office:value-type="float" office:value="552" calcext:value-type="float">
            <text:p>552,00</text:p>
          </table:table-cell>
          <table:table-cell table:style-name="ce6" table:formula="of:=[.$D$2]*[.GE4]" office:value-type="float" office:value="555" calcext:value-type="float">
            <text:p>555,00</text:p>
          </table:table-cell>
          <table:table-cell table:style-name="ce6" table:formula="of:=[.$D$2]*[.GF4]" office:value-type="float" office:value="558" calcext:value-type="float">
            <text:p>558,00</text:p>
          </table:table-cell>
          <table:table-cell table:style-name="ce6" table:formula="of:=[.$D$2]*[.GG4]" office:value-type="float" office:value="561" calcext:value-type="float">
            <text:p>561,00</text:p>
          </table:table-cell>
          <table:table-cell table:style-name="ce6" table:formula="of:=[.$D$2]*[.GH4]" office:value-type="float" office:value="564" calcext:value-type="float">
            <text:p>564,00</text:p>
          </table:table-cell>
          <table:table-cell table:style-name="ce6" table:formula="of:=[.$D$2]*[.GI4]" office:value-type="float" office:value="567" calcext:value-type="float">
            <text:p>567,00</text:p>
          </table:table-cell>
          <table:table-cell table:style-name="ce6" table:formula="of:=[.$D$2]*[.GJ4]" office:value-type="float" office:value="570" calcext:value-type="float">
            <text:p>570,00</text:p>
          </table:table-cell>
          <table:table-cell table:style-name="ce6" table:formula="of:=[.$D$2]*[.GK4]" office:value-type="float" office:value="573" calcext:value-type="float">
            <text:p>573,00</text:p>
          </table:table-cell>
          <table:table-cell table:style-name="ce6" table:formula="of:=[.$D$2]*[.GL4]" office:value-type="float" office:value="576" calcext:value-type="float">
            <text:p>576,00</text:p>
          </table:table-cell>
          <table:table-cell table:style-name="ce6" table:formula="of:=[.$D$2]*[.GM4]" office:value-type="float" office:value="579" calcext:value-type="float">
            <text:p>579,00</text:p>
          </table:table-cell>
          <table:table-cell table:style-name="ce6" table:formula="of:=[.$D$2]*[.GN4]" office:value-type="float" office:value="582" calcext:value-type="float">
            <text:p>582,00</text:p>
          </table:table-cell>
          <table:table-cell table:style-name="ce6" table:formula="of:=[.$D$2]*[.GO4]" office:value-type="float" office:value="585" calcext:value-type="float">
            <text:p>585,00</text:p>
          </table:table-cell>
          <table:table-cell table:style-name="ce6" table:formula="of:=[.$D$2]*[.GP4]" office:value-type="float" office:value="588" calcext:value-type="float">
            <text:p>588,00</text:p>
          </table:table-cell>
          <table:table-cell table:style-name="ce6" table:formula="of:=[.$D$2]*[.GQ4]" office:value-type="float" office:value="591" calcext:value-type="float">
            <text:p>591,00</text:p>
          </table:table-cell>
          <table:table-cell table:style-name="ce6" table:formula="of:=[.$D$2]*[.GR4]" office:value-type="float" office:value="594" calcext:value-type="float">
            <text:p>594,00</text:p>
          </table:table-cell>
          <table:table-cell table:style-name="ce6" table:formula="of:=[.$D$2]*[.GS4]" office:value-type="float" office:value="597" calcext:value-type="float">
            <text:p>597,00</text:p>
          </table:table-cell>
          <table:table-cell table:style-name="ce6" table:formula="of:=[.$D$2]*[.GT4]" office:value-type="float" office:value="600" calcext:value-type="float">
            <text:p>600,00</text:p>
          </table:table-cell>
          <table:table-cell table:style-name="ce6" table:formula="of:=[.$D$2]*[.GU4]" office:value-type="float" office:value="603" calcext:value-type="float">
            <text:p>603,00</text:p>
          </table:table-cell>
          <table:table-cell table:style-name="ce6" table:formula="of:=[.$D$2]*[.GV4]" office:value-type="float" office:value="606" calcext:value-type="float">
            <text:p>606,00</text:p>
          </table:table-cell>
          <table:table-cell table:style-name="ce6" table:formula="of:=[.$D$2]*[.GW4]" office:value-type="float" office:value="609" calcext:value-type="float">
            <text:p>609,00</text:p>
          </table:table-cell>
          <table:table-cell table:style-name="ce6" table:formula="of:=[.$D$2]*[.GX4]" office:value-type="float" office:value="612" calcext:value-type="float">
            <text:p>612,00</text:p>
          </table:table-cell>
          <table:table-cell table:style-name="ce6" table:formula="of:=[.$D$2]*[.GY4]" office:value-type="float" office:value="615" calcext:value-type="float">
            <text:p>615,00</text:p>
          </table:table-cell>
          <table:table-cell table:style-name="ce6" table:formula="of:=[.$D$2]*[.GZ4]" office:value-type="float" office:value="618" calcext:value-type="float">
            <text:p>618,00</text:p>
          </table:table-cell>
          <table:table-cell table:style-name="ce6" table:formula="of:=[.$D$2]*[.HA4]" office:value-type="float" office:value="621" calcext:value-type="float">
            <text:p>621,00</text:p>
          </table:table-cell>
          <table:table-cell table:style-name="ce6" table:formula="of:=[.$D$2]*[.HB4]" office:value-type="float" office:value="624" calcext:value-type="float">
            <text:p>624,00</text:p>
          </table:table-cell>
          <table:table-cell table:style-name="ce6" table:formula="of:=[.$D$2]*[.HC4]" office:value-type="float" office:value="627" calcext:value-type="float">
            <text:p>627,00</text:p>
          </table:table-cell>
          <table:table-cell table:style-name="ce6" table:formula="of:=[.$D$2]*[.HD4]" office:value-type="float" office:value="630" calcext:value-type="float">
            <text:p>630,00</text:p>
          </table:table-cell>
          <table:table-cell table:style-name="ce6" table:formula="of:=[.$D$2]*[.HE4]" office:value-type="float" office:value="633" calcext:value-type="float">
            <text:p>633,00</text:p>
          </table:table-cell>
          <table:table-cell table:style-name="ce6" table:formula="of:=[.$D$2]*[.HF4]" office:value-type="float" office:value="636" calcext:value-type="float">
            <text:p>636,00</text:p>
          </table:table-cell>
          <table:table-cell table:style-name="ce6" table:formula="of:=[.$D$2]*[.HG4]" office:value-type="float" office:value="639" calcext:value-type="float">
            <text:p>639,00</text:p>
          </table:table-cell>
          <table:table-cell table:style-name="ce6" table:formula="of:=[.$D$2]*[.HH4]" office:value-type="float" office:value="642" calcext:value-type="float">
            <text:p>642,00</text:p>
          </table:table-cell>
          <table:table-cell table:style-name="ce6" table:formula="of:=[.$D$2]*[.HI4]" office:value-type="float" office:value="645" calcext:value-type="float">
            <text:p>645,00</text:p>
          </table:table-cell>
          <table:table-cell table:style-name="ce6" table:formula="of:=[.$D$2]*[.HJ4]" office:value-type="float" office:value="648" calcext:value-type="float">
            <text:p>648,00</text:p>
          </table:table-cell>
          <table:table-cell table:style-name="ce6" table:formula="of:=[.$D$2]*[.HK4]" office:value-type="float" office:value="651" calcext:value-type="float">
            <text:p>651,00</text:p>
          </table:table-cell>
          <table:table-cell table:style-name="ce6" table:formula="of:=[.$D$2]*[.HL4]" office:value-type="float" office:value="654" calcext:value-type="float">
            <text:p>654,00</text:p>
          </table:table-cell>
          <table:table-cell table:style-name="ce6" table:formula="of:=[.$D$2]*[.HM4]" office:value-type="float" office:value="657" calcext:value-type="float">
            <text:p>657,00</text:p>
          </table:table-cell>
          <table:table-cell table:style-name="ce6" table:formula="of:=[.$D$2]*[.HN4]" office:value-type="float" office:value="660" calcext:value-type="float">
            <text:p>660,00</text:p>
          </table:table-cell>
          <table:table-cell table:style-name="ce6" table:formula="of:=[.$D$2]*[.HO4]" office:value-type="float" office:value="663" calcext:value-type="float">
            <text:p>663,00</text:p>
          </table:table-cell>
          <table:table-cell table:style-name="ce6" table:formula="of:=[.$D$2]*[.HP4]" office:value-type="float" office:value="666" calcext:value-type="float">
            <text:p>666,00</text:p>
          </table:table-cell>
          <table:table-cell table:style-name="ce6" table:formula="of:=[.$D$2]*[.HQ4]" office:value-type="float" office:value="669" calcext:value-type="float">
            <text:p>669,00</text:p>
          </table:table-cell>
          <table:table-cell table:style-name="ce6" table:formula="of:=[.$D$2]*[.HR4]" office:value-type="float" office:value="672" calcext:value-type="float">
            <text:p>672,00</text:p>
          </table:table-cell>
          <table:table-cell table:style-name="ce6" table:formula="of:=[.$D$2]*[.HS4]" office:value-type="float" office:value="675" calcext:value-type="float">
            <text:p>675,00</text:p>
          </table:table-cell>
          <table:table-cell table:style-name="ce6" table:formula="of:=[.$D$2]*[.HT4]" office:value-type="float" office:value="678" calcext:value-type="float">
            <text:p>678,00</text:p>
          </table:table-cell>
          <table:table-cell table:style-name="ce6" table:formula="of:=[.$D$2]*[.HU4]" office:value-type="float" office:value="681" calcext:value-type="float">
            <text:p>681,00</text:p>
          </table:table-cell>
          <table:table-cell table:style-name="ce6" table:formula="of:=[.$D$2]*[.HV4]" office:value-type="float" office:value="684" calcext:value-type="float">
            <text:p>684,00</text:p>
          </table:table-cell>
          <table:table-cell table:style-name="ce6" table:formula="of:=[.$D$2]*[.HW4]" office:value-type="float" office:value="687" calcext:value-type="float">
            <text:p>687,00</text:p>
          </table:table-cell>
          <table:table-cell table:style-name="ce6" table:formula="of:=[.$D$2]*[.HX4]" office:value-type="float" office:value="690" calcext:value-type="float">
            <text:p>690,00</text:p>
          </table:table-cell>
          <table:table-cell table:style-name="ce6" table:formula="of:=[.$D$2]*[.HY4]" office:value-type="float" office:value="693" calcext:value-type="float">
            <text:p>693,00</text:p>
          </table:table-cell>
          <table:table-cell table:style-name="ce6" table:formula="of:=[.$D$2]*[.HZ4]" office:value-type="float" office:value="696" calcext:value-type="float">
            <text:p>696,00</text:p>
          </table:table-cell>
          <table:table-cell table:style-name="ce6" table:formula="of:=[.$D$2]*[.IA4]" office:value-type="float" office:value="699" calcext:value-type="float">
            <text:p>699,00</text:p>
          </table:table-cell>
          <table:table-cell table:style-name="ce6" table:formula="of:=[.$D$2]*[.IB4]" office:value-type="float" office:value="702" calcext:value-type="float">
            <text:p>702,00</text:p>
          </table:table-cell>
          <table:table-cell table:style-name="ce6" table:formula="of:=[.$D$2]*[.IC4]" office:value-type="float" office:value="705" calcext:value-type="float">
            <text:p>705,00</text:p>
          </table:table-cell>
          <table:table-cell table:style-name="ce6" table:formula="of:=[.$D$2]*[.ID4]" office:value-type="float" office:value="708" calcext:value-type="float">
            <text:p>708,00</text:p>
          </table:table-cell>
          <table:table-cell table:style-name="ce6" table:formula="of:=[.$D$2]*[.IE4]" office:value-type="float" office:value="711" calcext:value-type="float">
            <text:p>711,00</text:p>
          </table:table-cell>
          <table:table-cell table:style-name="ce6" table:formula="of:=[.$D$2]*[.IF4]" office:value-type="float" office:value="714" calcext:value-type="float">
            <text:p>714,00</text:p>
          </table:table-cell>
          <table:table-cell table:style-name="ce6" table:formula="of:=[.$D$2]*[.IG4]" office:value-type="float" office:value="717" calcext:value-type="float">
            <text:p>717,00</text:p>
          </table:table-cell>
          <table:table-cell table:style-name="ce6" table:formula="of:=[.$D$2]*[.IH4]" office:value-type="float" office:value="720" calcext:value-type="float">
            <text:p>720,00</text:p>
          </table:table-cell>
          <table:table-cell table:style-name="ce6" table:formula="of:=[.$D$2]*[.II4]" office:value-type="float" office:value="723" calcext:value-type="float">
            <text:p>723,00</text:p>
          </table:table-cell>
          <table:table-cell table:style-name="ce6" table:formula="of:=[.$D$2]*[.IJ4]" office:value-type="float" office:value="726" calcext:value-type="float">
            <text:p>726,00</text:p>
          </table:table-cell>
          <table:table-cell table:style-name="ce6" table:formula="of:=[.$D$2]*[.IK4]" office:value-type="float" office:value="729" calcext:value-type="float">
            <text:p>729,00</text:p>
          </table:table-cell>
          <table:table-cell table:style-name="ce6" table:formula="of:=[.$D$2]*[.IL4]" office:value-type="float" office:value="732" calcext:value-type="float">
            <text:p>732,00</text:p>
          </table:table-cell>
          <table:table-cell table:style-name="ce6" table:formula="of:=[.$D$2]*[.IM4]" office:value-type="float" office:value="735" calcext:value-type="float">
            <text:p>735,00</text:p>
          </table:table-cell>
          <table:table-cell table:style-name="ce6" table:formula="of:=[.$D$2]*[.IN4]" office:value-type="float" office:value="738" calcext:value-type="float">
            <text:p>738,00</text:p>
          </table:table-cell>
          <table:table-cell table:style-name="ce6" table:formula="of:=[.$D$2]*[.IO4]" office:value-type="float" office:value="741" calcext:value-type="float">
            <text:p>741,00</text:p>
          </table:table-cell>
          <table:table-cell table:style-name="ce6" table:formula="of:=[.$D$2]*[.IP4]" office:value-type="float" office:value="744" calcext:value-type="float">
            <text:p>744,00</text:p>
          </table:table-cell>
          <table:table-cell table:style-name="ce6" table:formula="of:=[.$D$2]*[.IQ4]" office:value-type="float" office:value="747" calcext:value-type="float">
            <text:p>747,00</text:p>
          </table:table-cell>
          <table:table-cell table:style-name="ce6" table:formula="of:=[.$D$2]*[.IR4]" office:value-type="float" office:value="750" calcext:value-type="float">
            <text:p>750,00</text:p>
          </table:table-cell>
          <table:table-cell table:style-name="ce6" table:formula="of:=[.$D$2]*[.IS4]" office:value-type="float" office:value="753" calcext:value-type="float">
            <text:p>753,00</text:p>
          </table:table-cell>
          <table:table-cell table:style-name="ce6" table:formula="of:=[.$D$2]*[.IT4]" office:value-type="float" office:value="756" calcext:value-type="float">
            <text:p>756,00</text:p>
          </table:table-cell>
          <table:table-cell table:style-name="ce6" table:formula="of:=[.$D$2]*[.IU4]" office:value-type="float" office:value="759" calcext:value-type="float">
            <text:p>759,00</text:p>
          </table:table-cell>
          <table:table-cell table:style-name="ce6" table:formula="of:=[.$D$2]*[.IV4]" office:value-type="float" office:value="762" calcext:value-type="float">
            <text:p>762,00</text:p>
          </table:table-cell>
          <table:table-cell table:style-name="ce6" table:formula="of:=[.$D$2]*[.IW4]" office:value-type="float" office:value="765" calcext:value-type="float">
            <text:p>765,00</text:p>
          </table:table-cell>
          <table:table-cell table:style-name="ce6" table:formula="of:=[.$D$2]*[.IX4]" office:value-type="float" office:value="768" calcext:value-type="float">
            <text:p>768,00</text:p>
          </table:table-cell>
        </table:table-row>
        <table:table-row table:style-name="ro1" table:number-rows-repeated="15">
          <table:table-cell table:number-columns-repeated="258"/>
        </table:table-row>
        <table:table-row table:style-name="ro1" table:visibility="collapse">
          <table:table-cell table:number-columns-repeated="258"/>
        </table:table-row>
        <table:table-row table:style-name="ro1" table:visibility="collapse">
          <table:table-cell table:number-columns-repeated="258"/>
        </table:table-row>
        <calcext:conditional-formats>
          <calcext:conditional-format calcext:target-range-address="Planilha1.B5:Planilha1.IX5">
            <calcext:condition calcext:apply-style-name="Positivou" calcext:value="&gt;0" calcext:base-cell-address="Planilha1.B5"/>
            <calcext:condition calcext:apply-style-name="Negativou" calcext:value="&lt;0" calcext:base-cell-address="Planilha1.B5"/>
            <calcext:condition calcext:apply-style-name="Default" calcext:value="=0" calcext:base-cell-address="Planilha1.B5"/>
            <calcext:condition calcext:apply-style-name="Picos" calcext:value="=1024" calcext:base-cell-address="Planilha1.B5"/>
            <calcext:condition calcext:apply-style-name="Picos" calcext:value="=-1024" calcext:base-cell-address="Planilha1.B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3" loext:min-decimal-places="3" number:min-integer-digits="1" number:grouping="true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5" loext:min-decimal-places="5" number:min-integer-digits="1" number:grouping="true"/>
    </number:number-style>
    <number:number-style style:name="N119">
      <number:number number:decimal-places="6" loext:min-decimal-places="6" number:min-integer-digits="1" number:grouping="true"/>
    </number:number-style>
    <number:number-style style:name="N120">
      <number:number number:decimal-places="7" loext:min-decimal-places="7" number:min-integer-digits="1" number:grouping="true"/>
    </number:number-style>
    <number:number-style style:name="N121">
      <number:number number:decimal-places="8" loext:min-decimal-places="8" number:min-integer-digits="1" number:grouping="true"/>
    </number:number-style>
    <number:number-style style:name="N122">
      <number:number number:decimal-places="9" loext:min-decimal-places="9" number:min-integer-digits="1" number:grouping="true"/>
    </number:number-style>
    <number:number-style style:name="N123">
      <number:number number:decimal-places="10" loext:min-decimal-places="10" number:min-integer-digits="1" number:grouping="true"/>
    </number:number-style>
    <number:number-style style:name="N124">
      <number:number number:decimal-places="11" loext:min-decimal-places="11" number:min-integer-digits="1" number:grouping="true"/>
    </number:number-style>
    <number:number-style style:name="N125">
      <number:number number:decimal-places="12" loext:min-decimal-places="12" number:min-integer-digits="1" number:grouping="true"/>
    </number:number-style>
    <number:number-style style:name="N126">
      <number:number number:decimal-places="13" loext:min-decimal-places="13" number:min-integer-digits="1" number:grouping="true"/>
    </number:number-style>
    <number:number-style style:name="N127">
      <number:number number:decimal-places="14" loext:min-decimal-places="14" number:min-integer-digits="1" number:grouping="true"/>
    </number:number-style>
    <number:number-style style:name="N128">
      <number:number number:decimal-places="15" loext:min-decimal-places="15" number:min-integer-digits="1" number:grouping="true"/>
    </number:number-style>
    <number:number-style style:name="N129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egativou" style:family="table-cell" style:parent-style-name="Default">
      <style:table-cell-properties fo:border-bottom="0.06pt solid #000000" fo:background-color="#ff3333" style:text-align-source="fix" style:repeat-content="false" fo:border-left="0.06pt solid #000000" fo:border-right="0.06pt solid #000000" fo:border-top="0.99pt solid #ff3333" loext:vertical-justify="auto"/>
      <style:paragraph-properties fo:text-align="center" css3t:text-justify="auto"/>
      <style:text-properties fo:color="#ffffff" fo:font-weight="bold"/>
    </style:style>
    <style:style style:name="Positivou" style:family="table-cell" style:parent-style-name="Default">
      <style:table-cell-properties fo:background-color="#009900" style:text-align-source="fix" style:repeat-content="false" loext:vertical-justify="auto"/>
      <style:paragraph-properties fo:text-align="center" css3t:text-justify="auto"/>
      <style:text-properties fo:color="#ffffff" fo:font-weight="bold"/>
    </style:style>
    <style:style style:name="Picos" style:family="table-cell" style:parent-style-name="Default">
      <style:table-cell-properties fo:background-color="#cc9900" loext:vertical-justify="auto"/>
      <style:paragraph-properties css3t:text-justify="auto"/>
      <style:text-properties fo:color="#ffffff" fo:font-weight="bold"/>
    </style:style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stroke-dash draw:name="Ultrafine_20_Dashed" draw:display-name="Ultrafine Dashed" draw:style="rect" draw:dots1="1" draw:dots1-length="10mm" draw:distance="0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21:29:38.85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20:59:15.966000000</meta:creation-date>
    <dc:date>2017-08-21T21:39:42.380000000</dc:date>
    <meta:editing-duration>PT20M47S</meta:editing-duration>
    <meta:editing-cycles>4</meta:editing-cycles>
    <meta:generator>LibreOffice/5.1.6.2$Windows_x86 LibreOffice_project/07ac168c60a517dba0f0d7bc7540f5afa45f0909</meta:generator>
    <meta:document-statistic meta:table-count="1" meta:cell-count="7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draw:fill-color="#ccccc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1.561cm" svg:height="23.827cm" xlink:href=".." xlink:type="simple" chart:class="chart:line" chart:style-name="ch1">
        <chart:title svg:x="27.138cm" svg:y="0.612cm" chart:style-name="ch2">
          <text:p>Valores para serem usados no PWM</text:p>
        </chart:title>
        <chart:subtitle svg:x="21.092cm" svg:y="1.867cm" chart:style-name="ch3">
          <text:p>Nota: Se continuarmos para a posição imaginária 256 teremos o valor 0 como resultado, o que igula à posição 0</text:p>
        </chart:subtitle>
        <chart:plot-area chart:style-name="ch4" table:cell-range-address="Planilha1.B4:Planilha1.IW5" chart:data-source-has-labels="both" svg:x="2.242cm" svg:y="3.026cm" svg:width="58.088cm" svg:height="19.344cm">
          <chartooo:coordinate-region svg:x="3.922cm" svg:y="3.225cm" svg:width="56.267cm" svg:height="18.946cm"/>
          <chart:axis chart:dimension="x" chart:name="primary-x" chart:style-name="ch5" chartooo:axis-type="auto">
            <chartooo:date-scale/>
            <chart:title svg:x="30.025cm" svg:y="22.846cm" chart:style-name="ch6">
              <text:p>Posição do vetor</text:p>
            </chart:title>
            <chart:categories table:cell-range-address="Planilha1.B4:Planilha1.IW4"/>
          </chart:axis>
          <chart:axis chart:dimension="y" chart:name="primary-y" chart:style-name="ch5">
            <chart:title svg:x="0.451cm" svg:y="13.734cm" chart:style-name="ch7">
              <text:p>Valor no vetor</text:p>
            </chart:title>
            <chart:grid chart:style-name="ch8" chart:class="major"/>
          </chart:axis>
          <chart:series chart:style-name="ch9" chart:values-cell-range-address="Planilha1.B5:Planilha1.IW5" loext:label-string="valores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e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1.B4:Planilha1.IW4</svg:desc>
                </draw:g>
              </table:table-cell>
              <table:table-cell office:value-type="float" office:value="0">
                <text:p>0</text:p>
                <draw:g>
                  <svg:desc>Planilha1.B5:Planilha1.IW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3.5920191927745">
                <text:p>53.59201919277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7.037146386077">
                <text:p>107.03714638607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0.188892201196">
                <text:p>160.1888922011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2.901571397386">
                <text:p>212.9015713973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5.030702184981">
                <text:p>265.0307021849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16.433402239946">
                <text:p>316.4334022399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6.968780334387">
                <text:p>366.9687803343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16.498322509619">
                <text:p>416.4983225096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64.886271733296">
                <text:p>464.8862717332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57.710371855388">
                <text:p>557.7103718553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01.892098347493">
                <text:p>601.89209834749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44.424080435033">
                <text:p>644.4240804350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85.189740911471">
                <text:p>685.1897409114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24.077343935025">
                <text:p>724.0773439350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60.980301288852">
                <text:p>760.98030128885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95.797464531938">
                <text:p>795.7974645319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28.433402239946">
                <text:p>828.43340223994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58.798661576114">
                <text:p>858.7986615761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86.810013475265">
                <text:p>886.8100134752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12.390680768889">
                <text:p>912.39068076888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35.470548626023">
                <text:p>935.47054862602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55.986356733135">
                <text:p>955.98635673313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73.881872686237">
                <text:p>973.88187268623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89.108046120006">
                <text:p>989.10804612000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01.62314315142">
                <text:p>1001.6231431514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11.39286076942">
                <text:p>1011.3928607694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018.39042085711">
                <text:p>1018.3904208571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22.59664358868">
                <text:p>1022.596643588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22.59664358868">
                <text:p>1022.5966435886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18.39042085711">
                <text:p>1018.3904208571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11.39286076942">
                <text:p>1011.3928607694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001.62314315142">
                <text:p>1001.623143151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89.108046120006">
                <text:p>989.10804612000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73.881872686237">
                <text:p>973.88187268623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55.986356733135">
                <text:p>955.9863567331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35.470548626024">
                <text:p>935.47054862602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12.390680768889">
                <text:p>912.3906807688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86.810013475265">
                <text:p>886.81001347526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58.798661576114">
                <text:p>858.79866157611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28.433402239946">
                <text:p>828.43340223994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795.797464531938">
                <text:p>795.79746453193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60.980301288852">
                <text:p>760.9803012888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724.077343935025">
                <text:p>724.07734393502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85.189740911471">
                <text:p>685.18974091147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644.424080435034">
                <text:p>644.42408043503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01.892098347493">
                <text:p>601.89209834749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57.710371855388">
                <text:p>557.7103718553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464.886271733296">
                <text:p>464.88627173329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16.49832250962">
                <text:p>416.4983225096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66.968780334387">
                <text:p>366.96878033438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16.433402239946">
                <text:p>316.43340223994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65.030702184981">
                <text:p>265.03070218498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12.901571397386">
                <text:p>212.90157139738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60.188892201197">
                <text:p>160.18889220119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07.037146386077">
                <text:p>107.03714638607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3.5920191927745">
                <text:p>53.59201919277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00000000125403832232689">
                <text:p>0.00000000000012540383223268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53.5920191927742">
                <text:p>-53.592019192774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107.037146386077">
                <text:p>-107.03714638607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160.188892201196">
                <text:p>-160.18889220119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212.901571397385">
                <text:p>-212.90157139738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265.030702184981">
                <text:p>-265.03070218498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316.433402239946">
                <text:p>-316.43340223994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366.968780334388">
                <text:p>-366.96878033438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416.498322509619">
                <text:p>-416.49832250961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464.886271733295">
                <text:p>-464.8862717332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557.710371855388">
                <text:p>-557.71037185538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601.892098347492">
                <text:p>-601.89209834749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644.424080435034">
                <text:p>-644.42408043503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685.189740911471">
                <text:p>-685.18974091147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724.077343935025">
                <text:p>-724.07734393502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760.980301288851">
                <text:p>-760.98030128885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795.797464531939">
                <text:p>-795.79746453193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828.433402239946">
                <text:p>-828.43340223994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858.798661576114">
                <text:p>-858.7986615761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886.810013475265">
                <text:p>-886.81001347526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912.390680768889">
                <text:p>-912.39068076888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935.470548626024">
                <text:p>-935.47054862602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955.986356733134">
                <text:p>-955.98635673313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973.881872686237">
                <text:p>-973.88187268623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989.108046120006">
                <text:p>-989.10804612000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1001.62314315142">
                <text:p>-1001.6231431514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1011.39286076942">
                <text:p>-1011.3928607694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1018.39042085711">
                <text:p>-1018.3904208571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1022.59664358868">
                <text:p>-1022.5966435886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1022.59664358868">
                <text:p>-1022.5966435886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1018.39042085711">
                <text:p>-1018.3904208571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1011.39286076942">
                <text:p>-1011.3928607694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1001.62314315142">
                <text:p>-1001.6231431514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989.108046120006">
                <text:p>-989.10804612000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973.881872686237">
                <text:p>-973.88187268623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955.986356733135">
                <text:p>-955.98635673313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935.470548626023">
                <text:p>-935.47054862602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912.390680768889">
                <text:p>-912.39068076888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886.810013475265">
                <text:p>-886.81001347526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858.798661576114">
                <text:p>-858.79866157611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828.433402239946">
                <text:p>-828.43340223994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795.797464531938">
                <text:p>-795.79746453193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760.980301288852">
                <text:p>-760.98030128885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724.077343935025">
                <text:p>-724.07734393502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685.189740911471">
                <text:p>-685.18974091147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644.424080435034">
                <text:p>-644.42408043503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601.892098347493">
                <text:p>-601.89209834749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557.710371855388">
                <text:p>-557.71037185538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464.886271733296">
                <text:p>-464.88627173329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416.498322509619">
                <text:p>-416.49832250961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366.968780334388">
                <text:p>-366.96878033438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316.433402239946">
                <text:p>-316.43340223994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265.030702184981">
                <text:p>-265.03070218498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212.901571397386">
                <text:p>-212.90157139738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160.188892201197">
                <text:p>-160.18889220119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107.037146386077">
                <text:p>-107.03714638607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53.592019192775">
                <text:p>-53.5920191927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00000000000250807664465378">
                <text:p>-0.00000000000025080766446537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53.5920191927745">
                <text:p>53.592019192774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07.037146386077">
                <text:p>107.03714638607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60.188892201196">
                <text:p>160.18889220119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12.901571397385">
                <text:p>212.90157139738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65.030702184981">
                <text:p>265.03070218498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16.433402239946">
                <text:p>316.43340223994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66.968780334387">
                <text:p>366.96878033438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16.498322509619">
                <text:p>416.49832250961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464.886271733297">
                <text:p>464.88627173329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11.999999999999">
                <text:p>511.99999999999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557.710371855387">
                <text:p>557.71037185538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601.892098347493">
                <text:p>601.89209834749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644.424080435033">
                <text:p>644.42408043503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685.189740911471">
                <text:p>685.18974091147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724.077343935024">
                <text:p>724.07734393502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760.980301288851">
                <text:p>760.98030128885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795.797464531939">
                <text:p>795.79746453193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828.433402239946">
                <text:p>828.43340223994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858.798661576114">
                <text:p>858.79866157611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86.810013475265">
                <text:p>886.81001347526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912.390680768888">
                <text:p>912.39068076888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935.470548626023">
                <text:p>935.47054862602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955.986356733135">
                <text:p>955.98635673313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973.881872686237">
                <text:p>973.88187268623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989.108046120006">
                <text:p>989.10804612000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001.62314315142">
                <text:p>1001.6231431514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011.39286076942">
                <text:p>1011.3928607694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018.39042085711">
                <text:p>1018.3904208571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022.59664358868">
                <text:p>1022.5966435886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022.59664358868">
                <text:p>1022.5966435886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018.39042085711">
                <text:p>1018.3904208571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011.39286076942">
                <text:p>1011.3928607694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001.62314315142">
                <text:p>1001.6231431514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989.108046120006">
                <text:p>989.10804612000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973.881872686237">
                <text:p>973.88187268623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955.986356733135">
                <text:p>955.98635673313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935.470548626023">
                <text:p>935.47054862602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912.390680768888">
                <text:p>912.39068076888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86.810013475266">
                <text:p>886.81001347526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858.798661576115">
                <text:p>858.79866157611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828.433402239947">
                <text:p>828.43340223994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795.797464531938">
                <text:p>795.79746453193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760.980301288851">
                <text:p>760.98030128885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724.077343935024">
                <text:p>724.07734393502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685.189740911472">
                <text:p>685.18974091147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644.424080435034">
                <text:p>644.42408043503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601.892098347493">
                <text:p>601.89209834749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557.710371855388">
                <text:p>557.71037185538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64.886271733295">
                <text:p>464.88627173329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416.49832250962">
                <text:p>416.4983225096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366.968780334388">
                <text:p>366.96878033438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316.433402239947">
                <text:p>316.43340223994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65.030702184981">
                <text:p>265.03070218498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12.901571397385">
                <text:p>212.90157139738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60.188892201198">
                <text:p>160.18889220119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07.037146386078">
                <text:p>107.03714638607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53.5920191927752">
                <text:p>53.592019192775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00000000376211496698067">
                <text:p>0.00000000000037621149669806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53.5920191927744">
                <text:p>-53.592019192774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-107.037146386077">
                <text:p>-107.037146386077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160.188892201195">
                <text:p>-160.18889220119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212.901571397385">
                <text:p>-212.90157139738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265.030702184982">
                <text:p>-265.03070218498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-316.433402239946">
                <text:p>-316.43340223994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366.968780334387">
                <text:p>-366.96878033438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416.498322509618">
                <text:p>-416.49832250961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464.886271733295">
                <text:p>-464.88627173329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512.000000000001">
                <text:p>-512.00000000000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557.710371855387">
                <text:p>-557.71037185538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601.892098347492">
                <text:p>-601.89209834749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644.424080435033">
                <text:p>-644.42408043503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685.18974091147">
                <text:p>-685.1897409114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724.077343935025">
                <text:p>-724.07734393502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760.980301288852">
                <text:p>-760.98030128885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-795.797464531938">
                <text:p>-795.79746453193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-828.433402239946">
                <text:p>-828.43340223994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858.798661576113">
                <text:p>-858.79866157611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886.810013475265">
                <text:p>-886.81001347526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-912.390680768889">
                <text:p>-912.39068076888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-935.470548626023">
                <text:p>-935.470548626023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-955.986356733134">
                <text:p>-955.98635673313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-973.881872686237">
                <text:p>-973.881872686237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-989.108046120006">
                <text:p>-989.108046120006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-1001.62314315142">
                <text:p>-1001.6231431514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-1011.39286076942">
                <text:p>-1011.39286076942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-1018.39042085711">
                <text:p>-1018.3904208571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-1022.59664358868">
                <text:p>-1022.5966435886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-1022.59664358868">
                <text:p>-1022.5966435886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-1018.39042085711">
                <text:p>-1018.3904208571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-1011.39286076942">
                <text:p>-1011.3928607694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-1001.62314315142">
                <text:p>-1001.6231431514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-989.108046120006">
                <text:p>-989.10804612000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-973.881872686238">
                <text:p>-973.88187268623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-955.986356733135">
                <text:p>-955.98635673313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-935.470548626023">
                <text:p>-935.470548626023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-912.390680768888">
                <text:p>-912.39068076888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886.810013475266">
                <text:p>-886.81001347526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-858.798661576115">
                <text:p>-858.798661576115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-828.433402239947">
                <text:p>-828.43340223994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-795.797464531938">
                <text:p>-795.797464531938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-760.980301288852">
                <text:p>-760.98030128885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-724.077343935024">
                <text:p>-724.07734393502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-685.189740911472">
                <text:p>-685.18974091147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-644.424080435034">
                <text:p>-644.424080435034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-601.892098347493">
                <text:p>-601.892098347493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-557.710371855388">
                <text:p>-557.71037185538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-464.886271733297">
                <text:p>-464.886271733297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-416.49832250962">
                <text:p>-416.4983225096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-366.968780334388">
                <text:p>-366.968780334388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-316.433402239947">
                <text:p>-316.43340223994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-265.030702184981">
                <text:p>-265.03070218498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-212.901571397385">
                <text:p>-212.901571397385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-160.188892201198">
                <text:p>-160.188892201198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-107.037146386078">
                <text:p>-107.037146386078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-53.5920191927753">
                <text:p>-53.592019192775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0.000000000000501615328930756">
                <text:p>-0.00000000000050161532893075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53.5920191927743">
                <text:p>53.592019192774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07.037146386077">
                <text:p>107.037146386077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60.188892201195">
                <text:p>160.188892201195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12.901571397384">
                <text:p>212.90157139738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65.03070218498">
                <text:p>265.03070218498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316.433402239946">
                <text:p>316.43340223994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366.968780334387">
                <text:p>366.96878033438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416.498322509618">
                <text:p>416.498322509618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464.886271733295">
                <text:p>464.8862717332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11.999999999999">
                <text:p>511.99999999999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557.710371855387">
                <text:p>557.71037185538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601.892098347492">
                <text:p>601.892098347492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644.424080435033">
                <text:p>644.42408043503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685.18974091147">
                <text:p>685.1897409114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724.077343935024">
                <text:p>724.077343935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